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4.974cm"/>
    </style:style>
    <style:style style:name="co3" style:family="table-column">
      <style:table-column-properties fo:break-before="auto" style:column-width="3.272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2.873cm"/>
    </style:style>
    <style:style style:name="co8" style:family="table-column">
      <style:table-column-properties fo:break-before="auto" style:column-width="2.254cm"/>
    </style:style>
    <style:style style:name="co9" style:family="table-column">
      <style:table-column-properties fo:break-before="auto" style:column-width="0.044cm"/>
    </style:style>
    <style:style style:name="co10" style:family="table-column">
      <style:table-column-properties fo:break-before="auto" style:column-width="1.7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81cm" fo:break-before="auto" style:use-optimal-row-height="false"/>
    </style:style>
    <style:style style:name="ro4" style:family="table-row">
      <style:table-row-properties style:row-height="0.792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2.096cm" fo:break-before="auto" style:use-optimal-row-height="false"/>
    </style:style>
    <style:style style:name="ro8" style:family="table-row">
      <style:table-row-properties style:row-height="2.032cm" fo:break-before="auto" style:use-optimal-row-height="false"/>
    </style:style>
    <style:style style:name="ro9" style:family="table-row">
      <style:table-row-properties style:row-height="2.297cm" fo:break-before="auto" style:use-optimal-row-height="false"/>
    </style:style>
    <style:style style:name="ro10" style:family="table-row">
      <style:table-row-properties style:row-height="2.201cm" fo:break-before="auto" style:use-optimal-row-height="false"/>
    </style:style>
    <style:style style:name="ro11" style:family="table-row">
      <style:table-row-properties style:row-height="1.799cm" fo:break-before="auto" style:use-optimal-row-height="false"/>
    </style:style>
    <style:style style:name="ro12" style:family="table-row">
      <style:table-row-properties style:row-height="1.826cm" fo:break-before="auto" style:use-optimal-row-height="false"/>
    </style:style>
    <style:style style:name="ro13" style:family="table-row">
      <style:table-row-properties style:row-height="3.784cm" fo:break-before="auto" style:use-optimal-row-height="false"/>
    </style:style>
    <style:style style:name="ro14" style:family="table-row">
      <style:table-row-properties style:row-height="2.223cm" fo:break-before="auto" style:use-optimal-row-height="false"/>
    </style:style>
    <style:style style:name="ro15" style:family="table-row">
      <style:table-row-properties style:row-height="2.461cm" fo:break-before="auto" style:use-optimal-row-height="false"/>
    </style:style>
    <style:style style:name="ro16" style:family="table-row">
      <style:table-row-properties style:row-height="1.984cm" fo:break-before="auto" style:use-optimal-row-height="false"/>
    </style:style>
    <style:style style:name="ro17" style:family="table-row">
      <style:table-row-properties style:row-height="0.688cm" fo:break-before="auto" style:use-optimal-row-height="false"/>
    </style:style>
    <style:style style:name="ro18" style:family="table-row">
      <style:table-row-properties style:row-height="4.445cm" fo:break-before="auto" style:use-optimal-row-height="false"/>
    </style:style>
    <style:style style:name="ro19" style:family="table-row">
      <style:table-row-properties style:row-height="2.037cm" fo:break-before="auto" style:use-optimal-row-height="false"/>
    </style:style>
    <style:style style:name="ro20" style:family="table-row">
      <style:table-row-properties style:row-height="5.45cm" fo:break-before="auto" style:use-optimal-row-height="false"/>
    </style:style>
    <style:style style:name="ro21" style:family="table-row">
      <style:table-row-properties style:row-height="2.434cm" fo:break-before="auto" style:use-optimal-row-height="false"/>
    </style:style>
    <style:style style:name="ro22" style:family="table-row">
      <style:table-row-properties style:row-height="0.552cm" fo:break-before="auto" style:use-optimal-row-height="true"/>
    </style:style>
    <style:style style:name="ro23" style:family="table-row">
      <style:table-row-properties style:row-height="2.619cm" fo:break-before="auto" style:use-optimal-row-height="false"/>
    </style:style>
    <style:style style:name="ro24" style:family="table-row">
      <style:table-row-properties style:row-height="1.773cm" fo:break-before="auto" style:use-optimal-row-height="false"/>
    </style:style>
    <style:style style:name="ro25" style:family="table-row">
      <style:table-row-properties style:row-height="2.09cm" fo:break-before="auto" style:use-optimal-row-height="false"/>
    </style:style>
    <style:style style:name="ro26" style:family="table-row">
      <style:table-row-properties style:row-height="11.589cm" fo:break-before="page" style:use-optimal-row-height="false"/>
    </style:style>
    <style:style style:name="ro27" style:family="table-row">
      <style:table-row-properties style:row-height="1.455cm" fo:break-before="auto" style:use-optimal-row-height="false"/>
    </style:style>
    <style:style style:name="ro28" style:family="table-row">
      <style:table-row-properties style:row-height="5.853cm" fo:break-before="auto" style:use-optimal-row-height="false"/>
    </style:style>
    <style:style style:name="ro29" style:family="table-row">
      <style:table-row-properties style:row-height="2.408cm" fo:break-before="auto" style:use-optimal-row-height="false"/>
    </style:style>
    <style:style style:name="ro30" style:family="table-row">
      <style:table-row-properties style:row-height="2.566cm" fo:break-before="auto" style:use-optimal-row-height="false"/>
    </style:style>
    <style:style style:name="ro31" style:family="table-row">
      <style:table-row-properties style:row-height="2.566cm" fo:break-before="page" style:use-optimal-row-height="false"/>
    </style:style>
    <style:style style:name="ro32" style:family="table-row">
      <style:table-row-properties style:row-height="2.805cm" fo:break-before="auto" style:use-optimal-row-height="false"/>
    </style:style>
    <style:style style:name="ro33" style:family="table-row">
      <style:table-row-properties style:row-height="1.879cm" fo:break-before="auto" style:use-optimal-row-height="false"/>
    </style:style>
    <style:style style:name="ro34" style:family="table-row">
      <style:table-row-properties style:row-height="2.514cm" fo:break-before="auto" style:use-optimal-row-height="false"/>
    </style:style>
    <style:style style:name="ro35" style:family="table-row">
      <style:table-row-properties style:row-height="2.778cm" fo:break-before="auto" style:use-optimal-row-height="false"/>
    </style:style>
    <style:style style:name="ro36" style:family="table-row">
      <style:table-row-properties style:row-height="0.767cm" fo:break-before="auto" style:use-optimal-row-height="false"/>
    </style:style>
    <style:style style:name="ro37" style:family="table-row">
      <style:table-row-properties style:row-height="2.91cm" fo:break-before="auto" style:use-optimal-row-height="false"/>
    </style:style>
    <style:style style:name="ro38" style:family="table-row">
      <style:table-row-properties style:row-height="6.72cm" fo:break-before="auto" style:use-optimal-row-height="false"/>
    </style:style>
    <style:style style:name="ro39" style:family="table-row">
      <style:table-row-properties style:row-height="2.593cm" fo:break-before="auto" style:use-optimal-row-height="false"/>
    </style:style>
    <style:style style:name="ro40" style:family="table-row">
      <style:table-row-properties style:row-height="1.053cm" fo:break-before="auto" style:use-optimal-row-height="true"/>
    </style:style>
    <style:style style:name="ro41" style:family="table-row">
      <style:table-row-properties style:row-height="2.249cm" fo:break-before="auto" style:use-optimal-row-height="false"/>
    </style:style>
    <style:style style:name="ro42" style:family="table-row">
      <style:table-row-properties style:row-height="2.328cm" fo:break-before="auto" style:use-optimal-row-height="false"/>
    </style:style>
    <style:style style:name="ro43" style:family="table-row">
      <style:table-row-properties style:row-height="1.958cm" fo:break-before="auto" style:use-optimal-row-height="false"/>
    </style:style>
    <style:style style:name="ro44" style:family="table-row">
      <style:table-row-properties style:row-height="3.016cm" fo:break-before="auto" style:use-optimal-row-height="false"/>
    </style:style>
    <style:style style:name="ro45" style:family="table-row">
      <style:table-row-properties style:row-height="3.651cm" fo:break-before="auto" style:use-optimal-row-height="false"/>
    </style:style>
    <style:style style:name="ro46" style:family="table-row">
      <style:table-row-properties style:row-height="3.307cm" fo:break-before="auto" style:use-optimal-row-height="false"/>
    </style:style>
    <style:style style:name="ro47" style:family="table-row">
      <style:table-row-properties style:row-height="3.149cm" fo:break-before="auto" style:use-optimal-row-height="false"/>
    </style:style>
    <style:style style:name="ro48" style:family="table-row">
      <style:table-row-properties style:row-height="0.556cm" fo:break-before="auto" style:use-optimal-row-height="false"/>
    </style:style>
    <style:style style:name="ro49" style:family="table-row">
      <style:table-row-properties style:row-height="2.54cm" fo:break-before="auto" style:use-optimal-row-height="false"/>
    </style:style>
    <style:style style:name="ro50" style:family="table-row">
      <style:table-row-properties style:row-height="4.763cm" fo:break-before="auto" style:use-optimal-row-height="false"/>
    </style:style>
    <style:style style:name="ro51" style:family="table-row">
      <style:table-row-properties style:row-height="1.552cm" fo:break-before="auto" style:use-optimal-row-height="true"/>
    </style:style>
    <style:style style:name="ro52" style:family="table-row">
      <style:table-row-properties style:row-height="2.937cm" fo:break-before="auto" style:use-optimal-row-height="false"/>
    </style:style>
    <style:style style:name="ro53" style:family="table-row">
      <style:table-row-properties style:row-height="2.302cm" fo:break-before="auto" style:use-optimal-row-height="false"/>
    </style:style>
    <style:style style:name="ro54" style:family="table-row">
      <style:table-row-properties style:row-height="2.54cm" fo:break-before="page" style:use-optimal-row-height="false"/>
    </style:style>
    <style:style style:name="ro55" style:family="table-row">
      <style:table-row-properties style:row-height="3.122cm" fo:break-before="auto" style:use-optimal-row-height="false"/>
    </style:style>
    <style:style style:name="ro56" style:family="table-row">
      <style:table-row-properties style:row-height="0.623cm" fo:break-before="auto" style:use-optimal-row-height="true"/>
    </style:style>
    <style:style style:name="ta1" style:family="table" style:master-page-name="PageStyle_5f_議員1-6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Comma" style:data-style-name="N122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Comma" style:data-style-name="N12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20_Built-in_20_Comma" style:data-style-name="N122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7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32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33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 style:data-style-name="N119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 style:data-style-name="N119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 style:data-style-name="N12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20_Built-in_20_Comma" style:data-style-name="N123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2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20_Built-in_20_Comma" style:data-style-name="N124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20_Built-in_20_Comma" style:data-style-name="N123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26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27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26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20_Built-in_20_Comma" style:data-style-name="N12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24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Comma" style:data-style-name="N128">
      <style:table-cell-properties fo:background-color="#92d05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24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 style:data-style-name="N119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Comma" style:data-style-name="N122">
      <style:table-cell-properties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solid" style:text-underline-width="auto" style:text-underline-color="font-color" fo:font-weight="bold" style:font-name-asian="標楷體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solid" style:text-underline-width="auto" style:text-underline-color="font-color" fo:font-weight="bold" style:font-name-asian="標楷體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Default">
      <style:table-cell-properties fo:background-color="#92d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25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標楷體" fo:font-size="9pt" fo:font-style="normal" fo:text-shadow="none" style:text-underline-style="none" fo:font-weight="normal" style:font-name-asian="標楷體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議員1-6" table:style-name="ta1" table:print-ranges="'議員1-6'.A1:'議員1-6'.I143">
        <office:forms form:automatic-focus="false" form:apply-design-mode="false"/>
        <table:table-column table:style-name="co1" table:default-cell-style-name="ce14"/>
        <table:table-column table:style-name="co2" table:default-cell-style-name="ce17"/>
        <table:table-column table:style-name="co3" table:default-cell-style-name="ce14"/>
        <table:table-column table:style-name="co4" table:number-columns-repeated="2" table:default-cell-style-name="ce50"/>
        <table:table-column table:style-name="co5" table:default-cell-style-name="ce51"/>
        <table:table-column table:style-name="co6" table:default-cell-style-name="ce56"/>
        <table:table-column table:style-name="co7" table:default-cell-style-name="ce60"/>
        <table:table-column table:style-name="co8" table:default-cell-style-name="ce17"/>
        <table:table-column table:style-name="co9" table:default-cell-style-name="ce71"/>
        <table:table-column table:style-name="co10" table:number-columns-repeated="1014" table:default-cell-style-name="ce71"/>
        <table:table-header-rows>
          <table:table-row table:style-name="ro1">
            <table:table-cell table:style-name="ce1" office:value-type="string" table:number-columns-spanned="9" table:number-rows-spanned="1">
              <text:p>澎湖縣政府106年度對議員所提地方建設建議事項處理明細表</text:p>
            </table:table-cell>
            <table:covered-table-cell table:number-columns-repeated="2" table:style-name="ce15"/>
            <table:covered-table-cell table:number-columns-repeated="2" table:style-name="ce31"/>
            <table:covered-table-cell table:number-columns-repeated="4" table:style-name="ce15"/>
            <table:table-cell table:number-columns-repeated="1015"/>
          </table:table-row>
          <table:table-row table:style-name="ro2">
            <table:table-cell table:style-name="ce2" office:value-type="string" table:number-columns-spanned="9" table:number-rows-spanned="1">
              <text:p>至106年12月止</text:p>
            </table:table-cell>
            <table:covered-table-cell table:number-columns-repeated="2" table:style-name="ce16"/>
            <table:covered-table-cell table:number-columns-repeated="2" table:style-name="ce32"/>
            <table:covered-table-cell table:number-columns-repeated="4" table:style-name="ce16"/>
            <table:table-cell table:number-columns-repeated="1015"/>
          </table:table-row>
          <table:table-row table:style-name="ro3">
            <table:table-cell table:style-name="ce3" office:value-type="string" table:number-columns-spanned="9" table:number-rows-spanned="1">
              <text:p>(本表為半年報表)</text:p>
            </table:table-cell>
            <table:covered-table-cell table:number-columns-repeated="2" table:style-name="ce4"/>
            <table:covered-table-cell table:number-columns-repeated="2" table:style-name="ce33"/>
            <table:covered-table-cell table:number-columns-repeated="4" table:style-name="ce4"/>
            <table:table-cell table:number-columns-repeated="1015"/>
          </table:table-row>
          <table:table-row table:style-name="ro4">
            <table:table-cell table:style-name="ce4" office:value-type="string">
              <text:p>表 4</text:p>
            </table:table-cell>
            <table:table-cell/>
            <table:table-cell table:style-name="ce26"/>
            <table:table-cell table:style-name="ce34" table:number-columns-repeated="2"/>
            <table:table-cell/>
            <table:table-cell table:style-name="ce53"/>
            <table:table-cell table:style-name="ce57"/>
            <table:table-cell table:style-name="ce61" office:value-type="string">
              <text:p>單位：千元</text:p>
            </table:table-cell>
            <table:table-cell table:number-columns-repeated="1015"/>
          </table:table-row>
          <table:table-row table:style-name="ro5">
            <table:table-cell table:style-name="ce5" office:value-type="string" table:number-columns-spanned="1" table:number-rows-spanned="2">
              <text:p>議員姓名</text:p>
            </table:table-cell>
            <table:table-cell table:style-name="ce18" office:value-type="string" table:number-columns-spanned="1" table:number-rows-spanned="2">
              <text:p>建議項目及內容</text:p>
            </table:table-cell>
            <table:table-cell table:style-name="ce27" office:value-type="string" table:number-columns-spanned="1" table:number-rows-spanned="2">
              <text:p>建議地點</text:p>
            </table:table-cell>
            <table:table-cell table:style-name="ce35" office:value-type="string" table:number-columns-spanned="1" table:number-rows-spanned="2">
              <text:p>建議金額</text:p>
            </table:table-cell>
            <table:table-cell table:style-name="ce35" office:value-type="string">
              <text:p>核定情形</text:p>
            </table:table-cell>
            <table:table-cell table:style-name="ce27" table:number-columns-repeated="3"/>
            <table:table-cell table:style-name="ce62"/>
            <table:table-cell table:style-name="ce72" table:number-columns-repeated="1015"/>
          </table:table-row>
          <table:table-row table:style-name="ro6">
            <table:covered-table-cell table:style-name="ce6"/>
            <table:covered-table-cell table:style-name="ce19"/>
            <table:covered-table-cell table:style-name="ce28"/>
            <table:covered-table-cell table:style-name="ce36"/>
            <table:table-cell table:style-name="ce36" office:value-type="string">
              <text:p>核定金額</text:p>
            </table:table-cell>
            <table:table-cell table:style-name="ce28" office:value-type="string">
              <text:p>經費支用科目</text:p>
            </table:table-cell>
            <table:table-cell table:style-name="ce28" office:value-type="string">
              <text:p>主辦機關</text:p>
            </table:table-cell>
            <table:table-cell table:style-name="ce28" office:value-type="string">
              <text:p>有 無 公 開 招 標</text:p>
            </table:table-cell>
            <table:table-cell table:style-name="ce63" office:value-type="string">
              <text:p>得標廠商</text:p>
            </table:table-cell>
            <table:table-cell table:style-name="ce72" table:number-columns-repeated="1015"/>
          </table:table-row>
        </table:table-header-rows>
        <table:table-row table:style-name="ro7">
          <table:table-cell table:style-name="ce7" office:value-type="string" office:string-value="劉陳昭玲">
            <text:p><text:s/>劉陳昭玲 </text:p>
          </table:table-cell>
          <table:table-cell table:style-name="ce20" office:value-type="string">
            <text:p>馬公市公所辦理「馬公市里鄰社區影像記錄拍攝與宣導」計畫</text:p>
          </table:table-cell>
          <table:table-cell table:style-name="ce29" office:value-type="string">
            <text:p>馬公市</text:p>
          </table:table-cell>
          <table:table-cell table:number-columns-repeated="2" table:style-name="ce37" office:value-type="float" office:value="98">
            <text:p>9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54" office:value-type="string">
            <text:p>馬公市公所</text:p>
          </table:table-cell>
          <table:table-cell table:style-name="ce54" office:value-type="string">
            <text:p>無</text:p>
          </table:table-cell>
          <table:table-cell table:style-name="ce64" office:value-type="string">
            <text:p>偷嗨郎攝影工作室、皇冠禮品店</text:p>
          </table:table-cell>
          <table:table-cell table:style-name="ce73" table:number-columns-repeated="1015"/>
        </table:table-row>
        <table:table-row table:style-name="ro8">
          <table:table-cell table:style-name="ce7" office:value-type="string" office:string-value="劉陳昭玲">
            <text:p><text:s/>劉陳昭玲 </text:p>
          </table:table-cell>
          <table:table-cell table:style-name="ce20" office:value-type="string">
            <text:p>湖西鄉南寮村辦公處辦理「充實內部設備」計畫</text:p>
          </table:table-cell>
          <table:table-cell table:style-name="ce29" office:value-type="string">
            <text:p>南寮村</text:p>
          </table:table-cell>
          <table:table-cell table:number-columns-repeated="2" table:style-name="ce37" office:value-type="float" office:value="99.15">
            <text:p>99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54" office:value-type="string">
            <text:p>南寮村辦公處</text:p>
          </table:table-cell>
          <table:table-cell table:style-name="ce54" office:value-type="string">
            <text:p>無</text:p>
          </table:table-cell>
          <table:table-cell table:style-name="ce20" office:value-type="string">
            <text:p>邦利有限公司</text:p>
          </table:table-cell>
          <table:table-cell table:style-name="ce73" table:number-columns-repeated="1015"/>
        </table:table-row>
        <table:table-row table:style-name="ro9">
          <table:table-cell table:style-name="ce7" office:value-type="string" office:string-value="劉陳昭玲">
            <text:p><text:s/>劉陳昭玲 </text:p>
          </table:table-cell>
          <table:table-cell table:style-name="ce20" office:value-type="string">
            <text:p>馬公市光明里辦公處辦理「充實里辦公處內部設備」實施計畫</text:p>
          </table:table-cell>
          <table:table-cell table:style-name="ce29" office:value-type="string">
            <text:p>光明里</text:p>
          </table:table-cell>
          <table:table-cell table:number-columns-repeated="2" table:style-name="ce37" office:value-type="float" office:value="98">
            <text:p>9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54" office:value-type="string">
            <text:p>光明里辦公處</text:p>
          </table:table-cell>
          <table:table-cell table:style-name="ce54" office:value-type="string">
            <text:p>無</text:p>
          </table:table-cell>
          <table:table-cell table:style-name="ce64" office:value-type="string">
            <text:p>偉眾資訊科技有限公司、陞霖科技股份有限公司</text:p>
          </table:table-cell>
          <table:table-cell table:style-name="ce73" table:number-columns-repeated="1015"/>
        </table:table-row>
        <table:table-row table:style-name="ro10">
          <table:table-cell table:style-name="ce7" office:value-type="string" office:string-value="劉陳昭玲">
            <text:p><text:s/>劉陳昭玲 </text:p>
          </table:table-cell>
          <table:table-cell table:style-name="ce20" office:value-type="string">
            <text:p>馬公市長安里辦公處辦理「拐杖傘製作教學活動」計畫</text:p>
          </table:table-cell>
          <table:table-cell table:style-name="ce29" office:value-type="string">
            <text:p>長安里</text:p>
          </table:table-cell>
          <table:table-cell table:number-columns-repeated="2" table:style-name="ce37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54" office:value-type="string">
            <text:p>長安里辦公處</text:p>
          </table:table-cell>
          <table:table-cell table:style-name="ce54" office:value-type="string">
            <text:p>無</text:p>
          </table:table-cell>
          <table:table-cell table:style-name="ce20" office:value-type="string">
            <text:p>富雨洋傘有限公司</text:p>
          </table:table-cell>
          <table:table-cell table:style-name="ce73" table:number-columns-repeated="1015"/>
        </table:table-row>
        <table:table-row table:style-name="ro11">
          <table:table-cell table:style-name="ce7" office:value-type="string" office:string-value="劉陳昭玲">
            <text:p><text:s/>劉陳昭玲 </text:p>
          </table:table-cell>
          <table:table-cell table:style-name="ce20" office:value-type="string">
            <text:p>馬公市長安里辦公處辦理「充實內部設備」計畫</text:p>
          </table:table-cell>
          <table:table-cell table:style-name="ce29" office:value-type="string">
            <text:p>長安里</text:p>
          </table:table-cell>
          <table:table-cell table:number-columns-repeated="2" table:style-name="ce37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29" office:value-type="string">
            <text:p>長安里辦公處</text:p>
          </table:table-cell>
          <table:table-cell table:style-name="ce54" office:value-type="string">
            <text:p>無</text:p>
          </table:table-cell>
          <table:table-cell table:style-name="ce20" office:value-type="string">
            <text:p>真善美無線電機行</text:p>
          </table:table-cell>
          <table:table-cell table:style-name="ce73" table:number-columns-repeated="1015"/>
        </table:table-row>
        <table:table-row table:style-name="ro12">
          <table:table-cell table:style-name="ce7" office:value-type="string" office:string-value="劉陳昭玲">
            <text:p><text:s/>劉陳昭玲 </text:p>
          </table:table-cell>
          <table:table-cell table:style-name="ce21" office:value-type="string">
            <text:p>馬公市復興里辦公處辦理「充實內部設備」實施計畫</text:p>
          </table:table-cell>
          <table:table-cell table:style-name="ce7" office:value-type="string" office:string-value="復興里">
            <text:p><text:s/>復興里 </text:p>
          </table:table-cell>
          <table:table-cell table:number-columns-repeated="2" table:style-name="ce38" office:value-type="float" office:value="99.5">
            <text:p>10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復興里辦公處">
            <text:p><text:s/>復興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順增傢俱行、光華無線電機行">
            <text:p><text:s/>順增傢俱行、光華無線電機行 </text:p>
          </table:table-cell>
          <table:table-cell table:style-name="ce73" table:number-columns-repeated="1015"/>
        </table:table-row>
        <table:table-row table:style-name="ro13">
          <table:table-cell table:style-name="ce7" office:value-type="string" office:string-value="劉陳昭玲">
            <text:p><text:s/>劉陳昭玲 </text:p>
          </table:table-cell>
          <table:table-cell table:style-name="ce22" office:value-type="string" office:string-value="西嶼鄉池東村辦公處辦理健康齊步走－保健知識宣導暨健行活動」計畫">
            <text:p><text:s/>西嶼鄉池東村辦公處辦理健康齊步走－保健知識宣導暨健行活動」計畫 </text:p>
          </table:table-cell>
          <table:table-cell table:style-name="ce7" office:value-type="string" office:string-value="池東村">
            <text:p><text:s/>池東村 </text:p>
          </table:table-cell>
          <table:table-cell table:number-columns-repeated="2" table:style-name="ce38" office:value-type="float" office:value="97.98">
            <text:p>9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池東村辦公處">
            <text:p><text:s/>池東村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東光體育用品社、澎湖縣西嶼鄉機關學校聯合員工消費合作社、旺伯小吃部、忠德企業行">
            <text:p><text:s/>東光體育用品社、澎湖縣西嶼鄉機關學校聯合員工消費合作社、旺伯小吃部、忠德企業行 </text:p>
          </table:table-cell>
          <table:table-cell table:style-name="ce73" table:number-columns-repeated="1015"/>
        </table:table-row>
        <table:table-row table:style-name="ro14">
          <table:table-cell table:style-name="ce7" office:value-type="string" office:string-value="劉陳昭玲">
            <text:p><text:s/>劉陳昭玲 </text:p>
          </table:table-cell>
          <table:table-cell table:style-name="ce22" office:value-type="string" office:string-value="湖西鄉白坑村辦公處辦理「LED顯示字幕機設置」計畫">
            <text:p><text:s/>湖西鄉白坑村辦公處辦理「LED顯示字幕機設置」計畫 </text:p>
          </table:table-cell>
          <table:table-cell table:style-name="ce7" office:value-type="string" office:string-value="白坑村">
            <text:p><text:s/>白坑村 </text:p>
          </table:table-cell>
          <table:table-cell table:number-columns-repeated="2" table:style-name="ce38" office:value-type="float" office:value="98">
            <text:p>9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白坑村辦公處">
            <text:p><text:s/>白坑村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全毅通信行">
            <text:p><text:s/>全毅通信行 </text:p>
          </table:table-cell>
          <table:table-cell table:style-name="ce73" table:number-columns-repeated="1015"/>
        </table:table-row>
        <table:table-row table:style-name="ro15">
          <table:table-cell table:style-name="ce7" office:value-type="string" office:string-value="劉陳昭玲">
            <text:p><text:s/>劉陳昭玲 </text:p>
          </table:table-cell>
          <table:table-cell table:style-name="ce22" office:value-type="string" office:string-value="馬公市重光里辦公處辦理「資源回收宣導暨志工動員環境整理活動  」實施計畫 ">
            <text:p><text:s/>馬公市重光里辦公處辦理「資源回收宣導暨志工動員環境整理活動 <text:s/>」實施計畫 <text:s/></text:p>
          </table:table-cell>
          <table:table-cell table:style-name="ce7" office:value-type="string" office:string-value="重光里">
            <text:p><text:s/>重光里 </text:p>
          </table:table-cell>
          <table:table-cell table:number-columns-repeated="2" table:style-name="ce38" office:value-type="float" office:value="60">
            <text:p>6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重光里辦公處">
            <text:p><text:s/>重光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良海運動用品社">
            <text:p><text:s/>良海運動用品社 </text:p>
          </table:table-cell>
          <table:table-cell table:style-name="ce73" table:number-columns-repeated="1015"/>
        </table:table-row>
        <table:table-row table:style-name="ro16">
          <table:table-cell table:style-name="ce7" office:value-type="string" office:string-value="劉陳昭玲">
            <text:p><text:s/>劉陳昭玲 </text:p>
          </table:table-cell>
          <table:table-cell table:style-name="ce22" office:value-type="string" office:string-value="湖西鄉尖山村辦公處辦理「尖山村顯濟殿入火建醮祈褔活動」計畫">
            <text:p><text:s/>湖西鄉尖山村辦公處辦理「尖山村顯濟殿入火建醮祈褔活動」計畫 </text:p>
          </table:table-cell>
          <table:table-cell table:style-name="ce7" office:value-type="string" office:string-value="尖山村">
            <text:p><text:s/>尖山村 </text:p>
          </table:table-cell>
          <table:table-cell table:number-columns-repeated="2" table:style-name="ce38" office:value-type="float" office:value="99.5">
            <text:p>10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尖山村辦公處">
            <text:p><text:s/>尖山村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東利號、太益商行、南葳花坊">
            <text:p><text:s/>東利號、太益商行、南葳花坊 </text:p>
          </table:table-cell>
          <table:table-cell table:style-name="ce73" table:number-columns-repeated="1015"/>
        </table:table-row>
        <table:table-row table:style-name="ro16">
          <table:table-cell table:style-name="ce7" office:value-type="string" office:string-value="劉陳昭玲">
            <text:p><text:s/>劉陳昭玲 </text:p>
          </table:table-cell>
          <table:table-cell table:style-name="ce23" office:value-type="string">
            <text:p>購置廣播器材</text:p>
          </table:table-cell>
          <table:table-cell table:style-name="ce9" office:value-type="string">
            <text:p>湖西社區發展協會</text:p>
          </table:table-cell>
          <table:table-cell table:number-columns-repeated="2" table:style-name="ce39" office:value-type="float" office:value="40">
            <text:p>4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16">
          <table:table-cell table:style-name="ce7" office:value-type="string" office:string-value="劉陳昭玲">
            <text:p><text:s/>劉陳昭玲 </text:p>
          </table:table-cell>
          <table:table-cell table:style-name="ce23" office:value-type="string">
            <text:p>竹灣社區活動中心增購冷氣設備</text:p>
          </table:table-cell>
          <table:table-cell table:style-name="ce9" office:value-type="string">
            <text:p>竹灣社區發展協會</text:p>
          </table:table-cell>
          <table:table-cell table:number-columns-repeated="2" table:style-name="ce39" office:value-type="float" office:value="99">
            <text:p>99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西嶼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16">
          <table:table-cell table:style-name="ce7" office:value-type="string" office:string-value="劉陳昭玲">
            <text:p><text:s/>劉陳昭玲 </text:p>
          </table:table-cell>
          <table:table-cell table:style-name="ce23" office:value-type="string">
            <text:p>充實內部設備及維修</text:p>
          </table:table-cell>
          <table:table-cell table:style-name="ce9" office:value-type="string">
            <text:p>西文社區發展協會</text:p>
          </table:table-cell>
          <table:table-cell table:number-columns-repeated="2" table:style-name="ce39" office:value-type="float" office:value="184">
            <text:p>184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17">
          <table:table-cell table:style-name="ce8"/>
          <table:table-cell table:style-name="ce24" office:value-type="string" office:string-value="劉陳昭玲小計">
            <text:p><text:s/>劉陳昭玲小計 </text:p>
          </table:table-cell>
          <table:table-cell table:style-name="ce8"/>
          <table:table-cell table:style-name="ce40" table:formula="of:=SUM([.D7:.D19])" office:value-type="float" office:value="1123.13">
            <text:p>1,123 </text:p>
          </table:table-cell>
          <table:table-cell table:style-name="ce40" table:formula="of:=SUM([.E7:.E19])" office:value-type="float" office:value="1123.13">
            <text:p>1,123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18">
          <table:table-cell table:style-name="ce7" office:value-type="string" office:string-value="陳雙全">
            <text:p><text:s/>陳雙全 </text:p>
          </table:table-cell>
          <table:table-cell table:style-name="ce22" office:value-type="string" office:string-value="馬公市興仁里辦公處辦理「興仁里慶祝重陽節活動」計畫">
            <text:p><text:s/>馬公市興仁里辦公處辦理「興仁里慶祝重陽節活動」計畫 </text:p>
          </table:table-cell>
          <table:table-cell table:style-name="ce7" office:value-type="string" office:string-value="興仁里">
            <text:p><text:s/>興仁里 </text:p>
          </table:table-cell>
          <table:table-cell table:number-columns-repeated="2" table:style-name="ce38" office:value-type="float" office:value="42">
            <text:p>42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興仁里辦公處">
            <text:p><text:s/>興仁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7" office:value-type="string">
            <text:p>王志明外燴、方圓興業行、興鋒行、佳宏西點麵包、偉眾資訊科技有限公司、中興打字印製社、金旺來、東文行</text:p>
          </table:table-cell>
          <table:table-cell table:style-name="ce73" table:number-columns-repeated="1015"/>
        </table:table-row>
        <table:table-row table:style-name="ro19">
          <table:table-cell table:style-name="ce7" office:value-type="string" office:string-value="陳雙全">
            <text:p><text:s/>陳雙全 </text:p>
          </table:table-cell>
          <table:table-cell table:style-name="ce22" office:value-type="string" office:string-value="馬公市石泉里辦公處辦理「維修廣播系統」實施計畫">
            <text:p><text:s/>馬公市石泉里辦公處辦理「維修廣播系統」實施計畫 </text:p>
          </table:table-cell>
          <table:table-cell table:style-name="ce7" office:value-type="string" office:string-value="石泉里">
            <text:p><text:s/>石泉里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石泉里辦公處">
            <text:p><text:s/>石泉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大地流通電信股份有限公司">
            <text:p><text:s/>大地流通電信股份有限公司 </text:p>
          </table:table-cell>
          <table:table-cell table:style-name="ce73" table:number-columns-repeated="1015"/>
        </table:table-row>
        <table:table-row table:style-name="ro20">
          <table:table-cell table:style-name="ce7" office:value-type="string" office:string-value="陳雙全">
            <text:p><text:s/>陳雙全 </text:p>
          </table:table-cell>
          <table:table-cell table:style-name="ce22" office:value-type="string" office:string-value="湖西鄉南寮村辦公處辦理「節約能源宣導暨樂活養生蔬食DIY、捏製鷄母狗趣」計畫">
            <text:p><text:s/>湖西鄉南寮村辦公處辦理「節約能源宣導暨樂活養生蔬食DIY、捏製鷄母狗趣」計畫 </text:p>
          </table:table-cell>
          <table:table-cell table:style-name="ce7" office:value-type="string" office:string-value="南寮村">
            <text:p><text:s/>南寮村 </text:p>
          </table:table-cell>
          <table:table-cell table:number-columns-repeated="2" table:style-name="ce38" office:value-type="float" office:value="41.9">
            <text:p>42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南寮村辦公處">
            <text:p><text:s/>南寮村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承宏餐飲店、芳遠水果行、西榮發號、玖青果商行、啟發行、京典烘焙坊、新協和五金行、鴻益煤氣行、新奇五金百貨量販店">
            <text:p><text:s/>承宏餐飲店、芳遠水果行、西榮發號、玖青果商行、啟發行、京典烘焙坊、新協和五金行、鴻益煤氣行、新奇五金百貨量販店 </text:p>
          </table:table-cell>
          <table:table-cell table:style-name="ce73" table:number-columns-repeated="1015"/>
        </table:table-row>
        <table:table-row table:style-name="ro21">
          <table:table-cell table:style-name="ce7" office:value-type="string" office:string-value="陳雙全">
            <text:p><text:s/>陳雙全 </text:p>
          </table:table-cell>
          <table:table-cell table:style-name="ce22" office:value-type="string" office:string-value="馬公市東文里辦公處辦理「協助政令宣導相關人員購買外套」計畫">
            <text:p><text:s/>馬公市東文里辦公處辦理「協助政令宣導相關人員購買外套」計畫 </text:p>
          </table:table-cell>
          <table:table-cell table:style-name="ce7" office:value-type="string" office:string-value="東文里">
            <text:p><text:s/>東文里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東文里辦公處">
            <text:p><text:s/>東文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鴻汝服飾">
            <text:p><text:s/>鴻汝服飾 </text:p>
          </table:table-cell>
          <table:table-cell table:style-name="ce73" table:number-columns-repeated="1015"/>
        </table:table-row>
        <table:table-row table:style-name="ro21">
          <table:table-cell table:style-name="ce9" office:value-type="string">
            <text:p>陳雙全</text:p>
          </table:table-cell>
          <table:table-cell table:style-name="ce23" office:value-type="string">
            <text:p>增購活動中心廚房設備</text:p>
          </table:table-cell>
          <table:table-cell table:style-name="ce9" office:value-type="string">
            <text:p>五德社區發展協會</text:p>
          </table:table-cell>
          <table:table-cell table:number-columns-repeated="2" table:style-name="ce39" office:value-type="float" office:value="30">
            <text:p>3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1">
          <table:table-cell table:style-name="ce9" office:value-type="string">
            <text:p>陳雙全</text:p>
          </table:table-cell>
          <table:table-cell table:style-name="ce23" office:value-type="string">
            <text:p>充實活動中心內部設備</text:p>
          </table:table-cell>
          <table:table-cell table:style-name="ce9" office:value-type="string">
            <text:p>嵵裡社區發展協會</text:p>
          </table:table-cell>
          <table:table-cell table:number-columns-repeated="2" table:style-name="ce39" office:value-type="float" office:value="100">
            <text:p>10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1">
          <table:table-cell table:style-name="ce9" office:value-type="string">
            <text:p>陳雙全</text:p>
          </table:table-cell>
          <table:table-cell table:style-name="ce23" office:value-type="string">
            <text:p>購置社區集會所設備</text:p>
          </table:table-cell>
          <table:table-cell table:style-name="ce9" office:value-type="string">
            <text:p>朝陽社區發展協會</text:p>
          </table:table-cell>
          <table:table-cell table:number-columns-repeated="2" table:style-name="ce39" office:value-type="float" office:value="100">
            <text:p>10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1">
          <table:table-cell table:style-name="ce9" office:value-type="string">
            <text:p>陳雙全</text:p>
          </table:table-cell>
          <table:table-cell table:style-name="ce23" office:value-type="string">
            <text:p>改善社區景觀</text:p>
          </table:table-cell>
          <table:table-cell table:style-name="ce9" office:value-type="string">
            <text:p>前寮社區發展協會</text:p>
          </table:table-cell>
          <table:table-cell table:number-columns-repeated="2" table:style-name="ce39" office:value-type="float" office:value="50">
            <text:p>5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陳雙全小計">
            <text:p><text:s/>陳雙全小計 </text:p>
          </table:table-cell>
          <table:table-cell table:style-name="ce8"/>
          <table:table-cell table:style-name="ce41" table:formula="of:=SUM([.D21:.D28])" office:value-type="float" office:value="433.9">
            <text:p>434 </text:p>
          </table:table-cell>
          <table:table-cell table:style-name="ce41" table:formula="of:=SUM([.E21:.E28])" office:value-type="float" office:value="433.9">
            <text:p>434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23">
          <table:table-cell table:style-name="ce7" office:value-type="string" office:string-value="藍俊逸">
            <text:p><text:s/>藍俊逸 </text:p>
          </table:table-cell>
          <table:table-cell table:style-name="ce22" office:value-type="string" office:string-value="馬公市重慶里辦公處辦理「衛教宣導活動」計畫">
            <text:p><text:s/>馬公市重慶里辦公處辦理「衛教宣導活動」計畫 </text:p>
          </table:table-cell>
          <table:table-cell table:style-name="ce7" office:value-type="string" office:string-value="重慶里">
            <text:p><text:s/>重慶里 </text:p>
          </table:table-cell>
          <table:table-cell table:number-columns-repeated="2" table:style-name="ce38" office:value-type="float" office:value="60">
            <text:p>6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重慶里辦公處">
            <text:p><text:s/>重慶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香味早點部、佳期企業股份有限公司、神佑企業、金自成商會">
            <text:p><text:s/>香味早點部、佳期企業股份有限公司、神佑企業、金自成商會 </text:p>
          </table:table-cell>
          <table:table-cell table:style-name="ce73" table:number-columns-repeated="1015"/>
        </table:table-row>
        <table:table-row table:style-name="ro23">
          <table:table-cell table:style-name="ce9" office:value-type="string">
            <text:p>藍俊逸</text:p>
          </table:table-cell>
          <table:table-cell table:style-name="ce23" office:value-type="string">
            <text:p>社區活動中心硬體設施</text:p>
          </table:table-cell>
          <table:table-cell table:style-name="ce9" office:value-type="string">
            <text:p>興仁社區發展協會</text:p>
          </table:table-cell>
          <table:table-cell table:number-columns-repeated="2" table:style-name="ce42" office:value-type="float" office:value="293">
            <text:p>293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藍俊逸小計">
            <text:p><text:s/>藍俊逸小計 </text:p>
          </table:table-cell>
          <table:table-cell table:style-name="ce8"/>
          <table:table-cell table:style-name="ce41" table:formula="of:=SUM([.D30:.D31])" office:value-type="float" office:value="353">
            <text:p>353 </text:p>
          </table:table-cell>
          <table:table-cell table:style-name="ce41" table:formula="of:=SUM([.E30:.E31])" office:value-type="float" office:value="353">
            <text:p>353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23">
          <table:table-cell table:style-name="ce7" office:value-type="string" office:string-value="陳海山">
            <text:p><text:s/>陳海山 </text:p>
          </table:table-cell>
          <table:table-cell table:style-name="ce22" office:value-type="string" office:string-value="白沙鄉公所辦理「白沙鄉政令宣導及觀光文化活動廣告」計畫">
            <text:p><text:s/>白沙鄉公所辦理「白沙鄉政令宣導及觀光文化活動廣告」計畫 </text:p>
          </table:table-cell>
          <table:table-cell table:style-name="ce7" office:value-type="string" office:string-value="白沙鄉">
            <text:p><text:s/>白沙鄉 </text:p>
          </table:table-cell>
          <table:table-cell table:number-columns-repeated="2" table:style-name="ce38" office:value-type="float" office:value="80">
            <text:p>8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白沙鄉公所">
            <text:p><text:s/>白沙鄉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澎湖日報、偉元資訊有限公司">
            <text:p><text:s/>澎湖日報、偉元資訊有限公司 </text:p>
          </table:table-cell>
          <table:table-cell table:style-name="ce73" table:number-columns-repeated="1015"/>
        </table:table-row>
        <table:table-row table:style-name="ro24">
          <table:table-cell table:style-name="ce7" office:value-type="string" office:string-value="陳海山">
            <text:p><text:s/>陳海山 </text:p>
          </table:table-cell>
          <table:table-cell table:style-name="ce22" office:value-type="string" office:string-value="西嶼鄉公所辦理「垃圾分類暨資源回收宣導計劃」">
            <text:p><text:s/>西嶼鄉公所辦理「垃圾分類暨資源回收宣導計劃」 </text:p>
          </table:table-cell>
          <table:table-cell table:style-name="ce7" office:value-type="string" office:string-value="西嶼鄉">
            <text:p><text:s/>西嶼鄉 </text:p>
          </table:table-cell>
          <table:table-cell table:number-columns-repeated="2" table:style-name="ce38" office:value-type="float" office:value="95">
            <text:p>95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西嶼鄉公所">
            <text:p><text:s/>西嶼鄉公所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澎湖日報、偉元資訊有限公司">
            <text:p><text:s/>澎湖日報、偉元資訊有限公司 </text:p>
          </table:table-cell>
          <table:table-cell table:style-name="ce73" table:number-columns-repeated="1015"/>
        </table:table-row>
        <table:table-row table:style-name="ro25">
          <table:table-cell table:style-name="ce7" office:value-type="string" office:string-value="陳海山">
            <text:p><text:s/>陳海山 </text:p>
          </table:table-cell>
          <table:table-cell table:style-name="ce22" office:value-type="string" office:string-value="湖西鄉公所辦理「湖西鄉公所政令宣導活動廣告」計畫">
            <text:p><text:s/>湖西鄉公所辦理「湖西鄉公所政令宣導活動廣告」計畫 </text:p>
          </table:table-cell>
          <table:table-cell table:style-name="ce7" office:value-type="string" office:string-value="湖西鄉">
            <text:p><text:s/>湖西鄉 </text:p>
          </table:table-cell>
          <table:table-cell table:number-columns-repeated="2" table:style-name="ce38" office:value-type="float" office:value="89.1">
            <text:p>89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湖西鄉公所">
            <text:p><text:s/>湖西鄉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澎湖時報股份有限公司">
            <text:p><text:s/>澎湖時報股份有限公司 </text:p>
          </table:table-cell>
          <table:table-cell table:style-name="ce73" table:number-columns-repeated="1015"/>
        </table:table-row>
        <table:table-row table:style-name="ro25">
          <table:table-cell table:style-name="ce9" office:value-type="string">
            <text:p>陳海山</text:p>
          </table:table-cell>
          <table:table-cell table:style-name="ce23" office:value-type="string">
            <text:p>鐵線海堤公園設施修繕</text:p>
          </table:table-cell>
          <table:table-cell table:style-name="ce9" office:value-type="string">
            <text:p>鐵線社區發展協會</text:p>
          </table:table-cell>
          <table:table-cell table:number-columns-repeated="2" table:style-name="ce43" office:value-type="float" office:value="77">
            <text:p>77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陳海山小計">
            <text:p><text:s/>陳海山小計 </text:p>
          </table:table-cell>
          <table:table-cell table:style-name="ce8"/>
          <table:table-cell table:style-name="ce41" table:formula="of:=SUM([.D33:.D36])" office:value-type="float" office:value="341.1">
            <text:p>341 </text:p>
          </table:table-cell>
          <table:table-cell table:style-name="ce41" table:formula="of:=SUM([.E33:.E36])" office:value-type="float" office:value="341.1">
            <text:p>341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26">
          <table:table-cell table:style-name="ce7" office:value-type="string" office:string-value="胡松榮">
            <text:p><text:s/>胡松榮 </text:p>
          </table:table-cell>
          <table:table-cell table:style-name="ce22" office:value-type="string" office:string-value="馬公市公所辦理106年慶祝聖誕節暨樂活養生團康活動－「閃亮菊島聖誕Ya－繽紛馬公親子Party」計畫 ">
            <text:p><text:s/>馬公市公所辦理106年慶祝聖誕節暨樂活養生團康活動－「閃亮菊島聖誕Ya－繽紛馬公親子Party」計畫 <text:s/>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70">
            <text:p>7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68" office:value-type="string" office:string-value="協成行、宏昇視聽工程有限公司、東文行、奶油蝴蝶烘焙坊、新世紀生活館、日盛可字印店、皇冠禮品店、連興包裝材料行、協成行、和平戲劇舞蹈服裝中心、澎湖有限電視股份有限公司、國泰世紀產物保險股份有限公司、和樺通運有限公司、重仁食品商行、協成行、澎湖縣立體育場、沙港國小、湖西鄉公所">
            <text:p><text:s/>協成行、宏昇視聽工程有限公司、東文行、奶油蝴蝶烘焙坊、新世紀生活館、日盛可字印店、皇冠禮品店、連興包裝材料行、協成行、和平戲劇舞蹈服裝中心、澎湖有限電視股份有限公司、國泰世紀產物保險股份有限公司、和樺通運有限公司、重仁食品商行、協成行、澎湖縣立體育場、沙港國小、湖西鄉公所 </text:p>
          </table:table-cell>
          <table:table-cell table:style-name="ce73" table:number-columns-repeated="1015"/>
        </table:table-row>
        <table:table-row table:style-name="ro27">
          <table:table-cell table:style-name="ce7" office:value-type="string" office:string-value="胡松榮">
            <text:p><text:s/>胡松榮 </text:p>
          </table:table-cell>
          <table:table-cell table:style-name="ce22" office:value-type="string" office:string-value="外婆澎湖灣音樂會">
            <text:p><text:s/>外婆澎湖灣音樂會 </text:p>
          </table:table-cell>
          <table:table-cell table:style-name="ce7" office:value-type="string" office:string-value="潘安邦紀念館">
            <text:p><text:s/>潘安邦紀念館 </text:p>
          </table:table-cell>
          <table:table-cell table:number-columns-repeated="2" table:style-name="ce38" office:value-type="float" office:value="200">
            <text:p>200 </text:p>
          </table:table-cell>
          <table:table-cell table:style-name="ce22" office:value-type="string" office:string-value="澎湖縣觀光發展基金">
            <text:p><text:s/>澎湖縣觀光發展基金 </text:p>
          </table:table-cell>
          <table:table-cell table:style-name="ce7" office:value-type="string" office:string-value="旅遊處">
            <text:p><text:s/>旅遊處 </text:p>
          </table:table-cell>
          <table:table-cell table:style-name="ce7" office:value-type="string" office:string-value="自辦">
            <text:p><text:s/>自辦 </text:p>
          </table:table-cell>
          <table:table-cell table:style-name="ce22" office:value-type="string" office:string-value="無">
            <text:p><text:s/>無 </text:p>
          </table:table-cell>
          <table:table-cell table:style-name="ce73" table:number-columns-repeated="1015"/>
        </table:table-row>
        <table:table-row table:style-name="ro22">
          <table:table-cell table:style-name="ce8"/>
          <table:table-cell table:style-name="ce24" office:value-type="string" office:string-value="胡松榮小計">
            <text:p><text:s/>胡松榮小計 </text:p>
          </table:table-cell>
          <table:table-cell table:style-name="ce8"/>
          <table:table-cell table:style-name="ce41" table:formula="of:=SUM([.D38:.D39])" office:value-type="float" office:value="270">
            <text:p>270 </text:p>
          </table:table-cell>
          <table:table-cell table:style-name="ce41" table:formula="of:=SUM([.E38:.E39])" office:value-type="float" office:value="270">
            <text:p>270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28">
          <table:table-cell table:style-name="ce7" office:value-type="string" office:string-value="陳慧玲">
            <text:p><text:s/>陳慧玲 </text:p>
          </table:table-cell>
          <table:table-cell table:style-name="ce22" office:value-type="string" office:string-value="馬公市鎖港里辦公處辦理「美食研習成果分享」活動計畫">
            <text:p><text:s/>馬公市鎖港里辦公處辦理「美食研習成果分享」活動計畫 </text:p>
          </table:table-cell>
          <table:table-cell table:style-name="ce7" office:value-type="string" office:string-value="鎖港里">
            <text:p><text:s/>鎖港里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鎖港里辦公處">
            <text:p><text:s/>鎖港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七○七水果行、日發商號、個人戶（漁民歐英豐）、文定號、十全商號、新孟成澎湖名產、匯僑企業、旭南行">
            <text:p><text:s/>七○七水果行、日發商號、個人戶（漁民歐英豐）、文定號、十全商號、新孟成澎湖名產、匯僑企業、旭南行 </text:p>
          </table:table-cell>
          <table:table-cell table:style-name="ce73" table:number-columns-repeated="1015"/>
        </table:table-row>
        <table:table-row table:style-name="ro29">
          <table:table-cell table:style-name="ce7" office:value-type="string" office:string-value="陳慧玲">
            <text:p><text:s/>陳慧玲 </text:p>
          </table:table-cell>
          <table:table-cell table:style-name="ce22" office:value-type="string" office:string-value="馬公市風櫃里辦公處辦理「創意薑餅屋製作暨衛教宣導活動」實施計畫">
            <text:p><text:s/>馬公市風櫃里辦公處辦理「創意薑餅屋製作暨衛教宣導活動」實施計畫 </text:p>
          </table:table-cell>
          <table:table-cell table:style-name="ce7" office:value-type="string" office:string-value="風櫃里">
            <text:p><text:s/>風櫃里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風櫃里辦公處">
            <text:p><text:s/>風櫃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世軒食品行、東文行">
            <text:p><text:s/>世軒食品行、東文行 </text:p>
          </table:table-cell>
          <table:table-cell table:style-name="ce73" table:number-columns-repeated="1015"/>
        </table:table-row>
        <table:table-row table:style-name="ro30">
          <table:table-cell table:style-name="ce7" office:value-type="string" office:string-value="陳慧玲">
            <text:p><text:s/>陳慧玲 </text:p>
          </table:table-cell>
          <table:table-cell table:style-name="ce22" office:value-type="string" office:string-value="馬公市興仁里辦公處辦理「成立環保志工隊暨購買服裝活動」實施計畫">
            <text:p><text:s/>馬公市興仁里辦公處辦理「成立環保志工隊暨購買服裝活動」實施計畫 </text:p>
          </table:table-cell>
          <table:table-cell table:style-name="ce7" office:value-type="string" office:string-value="興仁里">
            <text:p><text:s/>興仁里 </text:p>
          </table:table-cell>
          <table:table-cell table:number-columns-repeated="2" table:style-name="ce38" office:value-type="float" office:value="50.6">
            <text:p>51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興仁里辦公處">
            <text:p><text:s/>興仁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金山體育用品社">
            <text:p><text:s/>金山體育用品社 </text:p>
          </table:table-cell>
          <table:table-cell table:style-name="ce73" table:number-columns-repeated="1015"/>
        </table:table-row>
        <table:table-row table:style-name="ro31">
          <table:table-cell table:style-name="ce9" office:value-type="string">
            <text:p>陳慧玲</text:p>
          </table:table-cell>
          <table:table-cell table:style-name="ce23" office:value-type="string">
            <text:p>購置康樂器材</text:p>
          </table:table-cell>
          <table:table-cell table:style-name="ce9" office:value-type="string">
            <text:p>湖西社區發展協會</text:p>
          </table:table-cell>
          <table:table-cell table:number-columns-repeated="2" table:style-name="ce39" office:value-type="float" office:value="20">
            <text:p>20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30">
          <table:table-cell table:style-name="ce9" office:value-type="string">
            <text:p>陳慧玲</text:p>
          </table:table-cell>
          <table:table-cell table:style-name="ce23" office:value-type="string">
            <text:p>重光社區路燈增設工程</text:p>
          </table:table-cell>
          <table:table-cell table:style-name="ce9" office:value-type="string">
            <text:p>重光社區發展協會</text:p>
          </table:table-cell>
          <table:table-cell table:number-columns-repeated="2" table:style-name="ce39" office:value-type="float" office:value="99">
            <text:p>99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陳慧玲小計">
            <text:p><text:s/>陳慧玲小計 </text:p>
          </table:table-cell>
          <table:table-cell table:style-name="ce8"/>
          <table:table-cell table:style-name="ce41" table:formula="of:=SUM([.D41:.D45])" office:value-type="float" office:value="229.6">
            <text:p>230 </text:p>
          </table:table-cell>
          <table:table-cell table:style-name="ce41" table:formula="of:=SUM([.E41:.E45])" office:value-type="float" office:value="229.6">
            <text:p>230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2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山水里辦公處辦理「添購辦公處內部設備」實施計畫">
            <text:p><text:s/>馬公市山水里辦公處辦理「添購辦公處內部設備」實施計畫 </text:p>
          </table:table-cell>
          <table:table-cell table:style-name="ce7" office:value-type="string" office:string-value="山水里">
            <text:p><text:s/>山水里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山水里辦公處">
            <text:p><text:s/>山水里辦公處 </text:p>
          </table:table-cell>
          <table:table-cell table:style-name="ce54" office:value-type="string">
            <text:p>無</text:p>
          </table:table-cell>
          <table:table-cell table:style-name="ce65" office:value-type="string" office:string-value="第一電子通信行、展新資訊">
            <text:p><text:s/>第一電子通信行、展新資訊 </text:p>
          </table:table-cell>
          <table:table-cell table:style-name="ce73" table:number-columns-repeated="1015"/>
        </table:table-row>
        <table:table-row table:style-name="ro2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公所辦理「馬公城市進化全市動起來」宣導活動實施計畫">
            <text:p><text:s/>馬公市公所辦理「馬公城市進化全市動起來」宣導活動實施計畫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100">
            <text:p>10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54" office:value-type="string">
            <text:p>無</text:p>
          </table:table-cell>
          <table:table-cell table:style-name="ce22" office:value-type="string" office:string-value="澎湖日報">
            <text:p><text:s/>澎湖日報 </text:p>
          </table:table-cell>
          <table:table-cell table:style-name="ce73" table:number-columns-repeated="1015"/>
        </table:table-row>
        <table:table-row table:style-name="ro2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重光里辦公處辦理「防詐騙宣導暨慶端午包粽聯誼活動」計畫">
            <text:p><text:s/>馬公市重光里辦公處辦理「防詐騙宣導暨慶端午包粽聯誼活動」計畫 </text:p>
          </table:table-cell>
          <table:table-cell table:style-name="ce7" office:value-type="string" office:string-value="重光里">
            <text:p><text:s/>重光里 </text:p>
          </table:table-cell>
          <table:table-cell table:number-columns-repeated="2" table:style-name="ce38" office:value-type="float" office:value="98">
            <text:p>9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重光里辦公處">
            <text:p><text:s/>重光里辦公處 </text:p>
          </table:table-cell>
          <table:table-cell table:style-name="ce54" office:value-type="string">
            <text:p>無</text:p>
          </table:table-cell>
          <table:table-cell table:style-name="ce22" office:value-type="string" office:string-value="緣利商行">
            <text:p><text:s/>緣利商行 </text:p>
          </table:table-cell>
          <table:table-cell table:style-name="ce73" table:number-columns-repeated="1015"/>
        </table:table-row>
        <table:table-row table:style-name="ro2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山水里辦公處辦理「添購辦公處內部設備」實施計畫">
            <text:p><text:s/>馬公市山水里辦公處辦理「添購辦公處內部設備」實施計畫 </text:p>
          </table:table-cell>
          <table:table-cell table:style-name="ce7" office:value-type="string" office:string-value="山水里">
            <text:p><text:s/>山水里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山水里辦公處">
            <text:p><text:s/>山水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鴻昌沙發行、第一電子通信行">
            <text:p><text:s/>鴻昌沙發行、第一電子通信行 </text:p>
          </table:table-cell>
          <table:table-cell table:style-name="ce73" table:number-columns-repeated="1015"/>
        </table:table-row>
        <table:table-row table:style-name="ro2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石泉里辦公處辦理「增設內部辦公設備─購置冷氣機」計畫">
            <text:p><text:s/>馬公市石泉里辦公處辦理「增設內部辦公設備─購置冷氣機」計畫 </text:p>
          </table:table-cell>
          <table:table-cell table:style-name="ce7" office:value-type="string" office:string-value="石泉里">
            <text:p><text:s/>石泉里 </text:p>
          </table:table-cell>
          <table:table-cell table:number-columns-repeated="2" table:style-name="ce38" office:value-type="float" office:value="40">
            <text:p>4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石泉里辦公處">
            <text:p><text:s/>石泉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禾興電業">
            <text:p><text:s/>禾興電業 </text:p>
          </table:table-cell>
          <table:table-cell table:style-name="ce73" table:number-columns-repeated="1015"/>
        </table:table-row>
        <table:table-row table:style-name="ro32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石泉里辦公處辦理「充實里辦公處內部設備─購置廣播主機、麥克風」實施計畫">
            <text:p><text:s/>馬公市石泉里辦公處辦理「充實里辦公處內部設備─購置廣播主機、麥克風」實施計畫 </text:p>
          </table:table-cell>
          <table:table-cell table:style-name="ce7" office:value-type="string" office:string-value="石泉里">
            <text:p><text:s/>石泉里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石泉里辦公處">
            <text:p><text:s/>石泉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大地流通電信股份有限公司">
            <text:p><text:s/>大地流通電信股份有限公司 </text:p>
          </table:table-cell>
          <table:table-cell table:style-name="ce73" table:number-columns-repeated="1015"/>
        </table:table-row>
        <table:table-row table:style-name="ro2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山水里辦公處辦理「防範登革熱病媒蚊防治宣導活動」計畫">
            <text:p><text:s/>馬公市山水里辦公處辦理「防範登革熱病媒蚊防治宣導活動」計畫 </text:p>
          </table:table-cell>
          <table:table-cell table:style-name="ce7" office:value-type="string" office:string-value="山水里">
            <text:p><text:s/>山水里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山水里辦公處">
            <text:p><text:s/>山水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鈞譯實業有限公司、新來發商行">
            <text:p><text:s/>鈞譯實業有限公司、新來發商行 </text:p>
          </table:table-cell>
          <table:table-cell table:style-name="ce73" table:number-columns-repeated="1015"/>
        </table:table-row>
        <table:table-row table:style-name="ro2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石泉里辦公處辦理「增設內部辦公設備─購置電腦」計畫">
            <text:p><text:s/>馬公市石泉里辦公處辦理「增設內部辦公設備─購置電腦」計畫 </text:p>
          </table:table-cell>
          <table:table-cell table:style-name="ce7" office:value-type="string" office:string-value="石泉里">
            <text:p><text:s/>石泉里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石泉里辦公處">
            <text:p><text:s/>石泉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偉眾資訊科技有限公司">
            <text:p><text:s/>偉眾資訊科技有限公司 </text:p>
          </table:table-cell>
          <table:table-cell table:style-name="ce73" table:number-columns-repeated="1015"/>
        </table:table-row>
        <table:table-row table:style-name="ro19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公所辦理「澎湖景觀再造 馬公城市進化」宣導活動實施計畫">
            <text:p><text:s/>馬公市公所辦理「澎湖景觀再造 馬公城市進化」宣導活動實施計畫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澎湖日報、皇冠禮品店">
            <text:p><text:s/>澎湖日報、皇冠禮品店 </text:p>
          </table:table-cell>
          <table:table-cell table:style-name="ce73" table:number-columns-repeated="1015"/>
        </table:table-row>
        <table:table-row table:style-name="ro33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公所辦理「幸福馬公 樂而忘齡」宣導活動實施計畫">
            <text:p><text:s/>馬公市公所辦理「幸福馬公 樂而忘齡」宣導活動實施計畫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澎湖日報、皇冠禮品店">
            <text:p><text:s/>澎湖日報、皇冠禮品店 </text:p>
          </table:table-cell>
          <table:table-cell table:style-name="ce73" table:number-columns-repeated="1015"/>
        </table:table-row>
        <table:table-row table:style-name="ro34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風櫃里辦公處辦理「美食烹飪研習暨反詐騙宣導活動」實施計畫">
            <text:p><text:s/>馬公市風櫃里辦公處辦理「美食烹飪研習暨反詐騙宣導活動」實施計畫 </text:p>
          </table:table-cell>
          <table:table-cell table:style-name="ce7" office:value-type="string" office:string-value="風櫃里">
            <text:p><text:s/>風櫃里 </text:p>
          </table:table-cell>
          <table:table-cell table:number-columns-repeated="2" table:style-name="ce38" office:value-type="float" office:value="99.95">
            <text:p>10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風櫃里辦公處">
            <text:p><text:s/>風櫃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勇伯電器行、全美葬儀社、東文行、奇和號">
            <text:p><text:s/>勇伯電器行、全美葬儀社、東文行、奇和號 </text:p>
          </table:table-cell>
          <table:table-cell table:style-name="ce73" table:number-columns-repeated="1015"/>
        </table:table-row>
        <table:table-row table:style-name="ro35">
          <table:table-cell table:style-name="ce7" office:value-type="string" office:string-value="張再興">
            <text:p><text:s/>張再興 </text:p>
          </table:table-cell>
          <table:table-cell table:style-name="ce22" office:value-type="string" office:string-value="馬公市重光里辦公處辦理「預防詐騙宣導暨冬至菜繭製作研習活動」實施計畫">
            <text:p><text:s/>馬公市重光里辦公處辦理「預防詐騙宣導暨冬至菜繭製作研習活動」實施計畫 </text:p>
          </table:table-cell>
          <table:table-cell table:style-name="ce7" office:value-type="string" office:string-value="重光里">
            <text:p><text:s/>重光里 </text:p>
          </table:table-cell>
          <table:table-cell table:number-columns-repeated="2" table:style-name="ce38" office:value-type="float" office:value="60">
            <text:p>6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重光里辦公處">
            <text:p><text:s/>重光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澎南海產行">
            <text:p><text:s/>澎南海產行 </text:p>
          </table:table-cell>
          <table:table-cell table:style-name="ce73" table:number-columns-repeated="1015"/>
        </table:table-row>
        <table:table-row table:style-name="ro35">
          <table:table-cell table:style-name="ce9" office:value-type="string">
            <text:p>張再興</text:p>
          </table:table-cell>
          <table:table-cell table:style-name="ce23" office:value-type="string">
            <text:p>充實社區活動中心設備</text:p>
          </table:table-cell>
          <table:table-cell table:style-name="ce9" office:value-type="string">
            <text:p>石泉社區發展協會</text:p>
          </table:table-cell>
          <table:table-cell table:number-columns-repeated="2" table:style-name="ce42" office:value-type="float" office:value="80">
            <text:p>80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36">
          <table:table-cell table:style-name="ce8"/>
          <table:table-cell table:style-name="ce24" office:value-type="string" office:string-value="張再興小計">
            <text:p><text:s/>張再興小計 </text:p>
          </table:table-cell>
          <table:table-cell table:style-name="ce8"/>
          <table:table-cell table:style-name="ce41" table:formula="of:=SUM([.D47:.D59])" office:value-type="float" office:value="737.95">
            <text:p>738 </text:p>
          </table:table-cell>
          <table:table-cell table:style-name="ce41" table:formula="of:=SUM([.E47:.E59])" office:value-type="float" office:value="737.95">
            <text:p>738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37">
          <table:table-cell table:style-name="ce7" office:value-type="string" office:string-value="呂黃春金">
            <text:p><text:s/>呂黃春金 </text:p>
          </table:table-cell>
          <table:table-cell table:style-name="ce22" office:value-type="string" office:string-value="馬公市興仁里辦公處辦理「家庭暴力防治宣導暨中秋里民聯歡晚會」計畫">
            <text:p><text:s/>馬公市興仁里辦公處辦理「家庭暴力防治宣導暨中秋里民聯歡晚會」計畫 </text:p>
          </table:table-cell>
          <table:table-cell table:style-name="ce7" office:value-type="string" office:string-value="興仁里">
            <text:p><text:s/>興仁里 </text:p>
          </table:table-cell>
          <table:table-cell table:number-columns-repeated="2" table:style-name="ce38" office:value-type="float" office:value="93.5">
            <text:p>94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興仁里辦公處">
            <text:p><text:s/>興仁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佳宏西點麵包店、德興青菓行、長金商行、興鋒行、金旺來">
            <text:p><text:s/>佳宏西點麵包店、德興青菓行、長金商行、興鋒行、金旺來 </text:p>
          </table:table-cell>
          <table:table-cell table:style-name="ce73" table:number-columns-repeated="1015"/>
        </table:table-row>
        <table:table-row table:style-name="ro38">
          <table:table-cell table:style-name="ce7" office:value-type="string" office:string-value="呂黃春金">
            <text:p><text:s/>呂黃春金 </text:p>
          </table:table-cell>
          <table:table-cell table:style-name="ce22" office:value-type="string" office:string-value="馬公市菜園里辦公處辦理「美食烹飪研習暨反詐騙宣導活動」實施計畫">
            <text:p><text:s/>馬公市菜園里辦公處辦理「美食烹飪研習暨反詐騙宣導活動」實施計畫 </text:p>
          </table:table-cell>
          <table:table-cell table:style-name="ce7" office:value-type="string" office:string-value="菜園里">
            <text:p><text:s/>菜園里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菜園里辦公處">
            <text:p><text:s/>菜園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順發行、采烘焙坊、全吉號、鱻旺食品行、良心商號、詠勝企業行、安滿商號、新興澎煤氣行、小林包子饅頭店、建國畫坊、駿威電腦設計股份有限公司、十全六冋號">
            <text:p><text:s/>順發行、采烘焙坊、全吉號、鱻旺食品行、良心商號、詠勝企業行、安滿商號、新興澎煤氣行、小林包子饅頭店、建國畫坊、駿威電腦設計股份有限公司、十全六冋號 </text:p>
          </table:table-cell>
          <table:table-cell table:style-name="ce73" table:number-columns-repeated="1015"/>
        </table:table-row>
        <table:table-row table:style-name="ro39">
          <table:table-cell table:style-name="ce7" office:value-type="string" office:string-value="呂黃春金">
            <text:p><text:s/>呂黃春金 </text:p>
          </table:table-cell>
          <table:table-cell table:style-name="ce22" office:value-type="string" office:string-value="馬公市鎖港里辦公處辦理「添購辦公處內部設備」實施計畫">
            <text:p><text:s/>馬公市鎖港里辦公處辦理「添購辦公處內部設備」實施計畫 </text:p>
          </table:table-cell>
          <table:table-cell table:style-name="ce7" office:value-type="string" office:string-value="鎖港里">
            <text:p><text:s/>鎖港里 </text:p>
          </table:table-cell>
          <table:table-cell table:number-columns-repeated="2" table:style-name="ce38" office:value-type="float" office:value="55">
            <text:p>55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鎖港里辦公處">
            <text:p><text:s/>鎖港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展新資訊、真善美電器行、十全商行、家樂數位生活館">
            <text:p><text:s/>展新資訊、真善美電器行、十全商行、家樂數位生活館 </text:p>
          </table:table-cell>
          <table:table-cell table:style-name="ce73" table:number-columns-repeated="1015"/>
        </table:table-row>
        <table:table-row table:style-name="ro30">
          <table:table-cell table:style-name="ce7" office:value-type="string" office:string-value="呂黃春金">
            <text:p><text:s/>呂黃春金 </text:p>
          </table:table-cell>
          <table:table-cell table:style-name="ce22" office:value-type="string" office:string-value="馬公市風櫃里辦公處辦理「創意薑餅屋製作暨衛教宣導活動」實施計畫">
            <text:p><text:s/>馬公市風櫃里辦公處辦理「創意薑餅屋製作暨衛教宣導活動」實施計畫 </text:p>
          </table:table-cell>
          <table:table-cell table:style-name="ce7" office:value-type="string" office:string-value="風櫃里">
            <text:p><text:s/>風櫃里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風櫃里辦公處">
            <text:p><text:s/>風櫃里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世軒食品行、東文行">
            <text:p><text:s/>世軒食品行、東文行 </text:p>
          </table:table-cell>
          <table:table-cell table:style-name="ce73" table:number-columns-repeated="1015"/>
        </table:table-row>
        <table:table-row table:style-name="ro30">
          <table:table-cell table:style-name="ce9" office:value-type="string">
            <text:p>呂黃春金</text:p>
          </table:table-cell>
          <table:table-cell table:style-name="ce23" office:value-type="string">
            <text:p>增購活動中心廚房設備</text:p>
          </table:table-cell>
          <table:table-cell table:style-name="ce9" office:value-type="string">
            <text:p>五德社區發展協會</text:p>
          </table:table-cell>
          <table:table-cell table:number-columns-repeated="2" table:style-name="ce39" office:value-type="float" office:value="20">
            <text:p>2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30">
          <table:table-cell table:style-name="ce9" office:value-type="string">
            <text:p>呂黃春金</text:p>
          </table:table-cell>
          <table:table-cell table:style-name="ce23" office:value-type="string">
            <text:p>增購廚房設備</text:p>
          </table:table-cell>
          <table:table-cell table:style-name="ce9" office:value-type="string">
            <text:p>五德社區發展協會</text:p>
          </table:table-cell>
          <table:table-cell table:number-columns-repeated="2" table:style-name="ce39" office:value-type="float" office:value="20">
            <text:p>2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30">
          <table:table-cell table:style-name="ce9" office:value-type="string">
            <text:p>呂黃春金</text:p>
          </table:table-cell>
          <table:table-cell table:style-name="ce23" office:value-type="string">
            <text:p>購置辦公廳設備</text:p>
          </table:table-cell>
          <table:table-cell table:style-name="ce9" office:value-type="string">
            <text:p>朝陽社區發展協會</text:p>
          </table:table-cell>
          <table:table-cell table:number-columns-repeated="2" table:style-name="ce39" office:value-type="float" office:value="65">
            <text:p>65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呂黃春金小計">
            <text:p><text:s/>呂黃春金小計 </text:p>
          </table:table-cell>
          <table:table-cell table:style-name="ce8"/>
          <table:table-cell table:style-name="ce41" table:formula="of:=SUM([.D61:.D67])" office:value-type="float" office:value="333.5">
            <text:p>334 </text:p>
          </table:table-cell>
          <table:table-cell table:style-name="ce41" table:formula="of:=SUM([.E61:.E67])" office:value-type="float" office:value="333.5">
            <text:p>334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40">
          <table:table-cell table:style-name="ce9" office:value-type="string">
            <text:p>蘇陳綉色</text:p>
          </table:table-cell>
          <table:table-cell table:style-name="ce23" office:value-type="string">
            <text:p>充實設備─購置錄影監視系統設備</text:p>
          </table:table-cell>
          <table:table-cell table:style-name="ce9" office:value-type="string">
            <text:p>西溪社區發展協會</text:p>
          </table:table-cell>
          <table:table-cell table:number-columns-repeated="2" table:style-name="ce39" office:value-type="float" office:value="30">
            <text:p>3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蘇陳綉色</text:p>
          </table:table-cell>
          <table:table-cell table:style-name="ce23" office:value-type="string">
            <text:p>安宅社區活動中心木質地板及長條椅維修工程</text:p>
          </table:table-cell>
          <table:table-cell table:style-name="ce9" office:value-type="string">
            <text:p>安宅社區發展協會</text:p>
          </table:table-cell>
          <table:table-cell table:number-columns-repeated="2" table:style-name="ce39" office:value-type="float" office:value="50">
            <text:p>50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10"/>
          <table:table-cell table:style-name="ce25" office:value-type="string">
            <text:p>蘇陳綉色小計</text:p>
          </table:table-cell>
          <table:table-cell table:style-name="ce10"/>
          <table:table-cell table:style-name="ce44" table:formula="of:=SUM([.D69:.D70])" office:value-type="float" office:value="80">
            <text:p>80 </text:p>
          </table:table-cell>
          <table:table-cell table:style-name="ce44" table:formula="of:=SUM([.E69:.E70])" office:value-type="float" office:value="80">
            <text:p>80 </text:p>
          </table:table-cell>
          <table:table-cell table:style-name="ce10" table:number-columns-repeated="4"/>
          <table:table-cell table:number-columns-repeated="1015"/>
        </table:table-row>
        <table:table-row table:style-name="ro41">
          <table:table-cell table:style-name="ce7" office:value-type="string" office:string-value="成萬貫">
            <text:p><text:s/>成萬貫 </text:p>
          </table:table-cell>
          <table:table-cell table:style-name="ce22" office:value-type="string" office:string-value="白沙鄉公所辦理「白沙鄉政令宣導活動廣告」計畫">
            <text:p><text:s/>白沙鄉公所辦理「白沙鄉政令宣導活動廣告」計畫 </text:p>
          </table:table-cell>
          <table:table-cell table:style-name="ce7" office:value-type="string" office:string-value="白沙鄉">
            <text:p><text:s/>白沙鄉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白沙鄉公所">
            <text:p><text:s/>白沙鄉公所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澎湖日報股份有限公司、偉元資訊有限公司">
            <text:p><text:s/>澎湖日報股份有限公司、偉元資訊有限公司 </text:p>
          </table:table-cell>
          <table:table-cell table:style-name="ce73" table:number-columns-repeated="1015"/>
        </table:table-row>
        <table:table-row table:style-name="ro41">
          <table:table-cell table:style-name="ce7" office:value-type="string" office:string-value="成萬貫">
            <text:p><text:s/>成萬貫 </text:p>
          </table:table-cell>
          <table:table-cell table:style-name="ce22" office:value-type="string" office:string-value="湖西鄉東石村辦公處辦理「端午節暨資源回收宣導活動」計畫">
            <text:p><text:s/>湖西鄉東石村辦公處辦理「端午節暨資源回收宣導活動」計畫 </text:p>
          </table:table-cell>
          <table:table-cell table:style-name="ce7" office:value-type="string" office:string-value="東石村">
            <text:p><text:s/>東石村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東石村辦公處">
            <text:p><text:s/>東石村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鳳喜外燴行、仁安社、勇伯電器行">
            <text:p><text:s/>鳳喜外燴行、仁安社、勇伯電器行 </text:p>
          </table:table-cell>
          <table:table-cell table:style-name="ce73" table:number-columns-repeated="1015"/>
        </table:table-row>
        <table:table-row table:style-name="ro16">
          <table:table-cell table:style-name="ce7" office:value-type="string" office:string-value="成萬貫">
            <text:p><text:s/>成萬貫 </text:p>
          </table:table-cell>
          <table:table-cell table:style-name="ce22" office:value-type="string" office:string-value="湖西鄉東石村辦公處辦理「社會褔利宣導活動」計畫">
            <text:p><text:s/>湖西鄉東石村辦公處辦理「社會褔利宣導活動」計畫 </text:p>
          </table:table-cell>
          <table:table-cell table:style-name="ce7" office:value-type="string" office:string-value="東石村">
            <text:p><text:s/>東石村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東石村辦公處">
            <text:p><text:s/>東石村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勇伯電器行、仁安社">
            <text:p><text:s/>勇伯電器行、仁安社 </text:p>
          </table:table-cell>
          <table:table-cell table:style-name="ce73" table:number-columns-repeated="1015"/>
        </table:table-row>
        <table:table-row table:style-name="ro42">
          <table:table-cell table:style-name="ce7" office:value-type="string" office:string-value="成萬貫">
            <text:p><text:s/>成萬貫 </text:p>
          </table:table-cell>
          <table:table-cell table:style-name="ce22" office:value-type="string" office:string-value="湖西鄉東石村辦公處辦理「國民年金宣導暨手工皂製作活動」計畫">
            <text:p><text:s/>湖西鄉東石村辦公處辦理「國民年金宣導暨手工皂製作活動」計畫 </text:p>
          </table:table-cell>
          <table:table-cell table:style-name="ce7" office:value-type="string" office:string-value="東石村">
            <text:p><text:s/>東石村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東石村辦公處">
            <text:p><text:s/>東石村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好浴皂手作坊">
            <text:p><text:s/>好浴皂手作坊 </text:p>
          </table:table-cell>
          <table:table-cell table:style-name="ce73" table:number-columns-repeated="1015"/>
        </table:table-row>
        <table:table-row table:style-name="ro42">
          <table:table-cell table:style-name="ce9" office:value-type="string">
            <text:p>成萬貫</text:p>
          </table:table-cell>
          <table:table-cell table:style-name="ce23" office:value-type="string">
            <text:p>許家社區錄影器維修</text:p>
          </table:table-cell>
          <table:table-cell table:style-name="ce9" office:value-type="string">
            <text:p>許家社區發展協會</text:p>
          </table:table-cell>
          <table:table-cell table:number-columns-repeated="2" table:style-name="ce39" office:value-type="float" office:value="13">
            <text:p>13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2">
          <table:table-cell table:style-name="ce9" office:value-type="string">
            <text:p>成萬貫</text:p>
          </table:table-cell>
          <table:table-cell table:style-name="ce23" office:value-type="string">
            <text:p>充實內部設備</text:p>
          </table:table-cell>
          <table:table-cell table:style-name="ce9" office:value-type="string">
            <text:p>湖東社區發展協會</text:p>
          </table:table-cell>
          <table:table-cell table:number-columns-repeated="2" table:style-name="ce39" office:value-type="float" office:value="30">
            <text:p>3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成萬貫小計">
            <text:p><text:s/>成萬貫小計 </text:p>
          </table:table-cell>
          <table:table-cell table:style-name="ce8"/>
          <table:table-cell table:style-name="ce41" table:formula="of:=SUM([.D72:.D77])" office:value-type="float" office:value="143">
            <text:p>143 </text:p>
          </table:table-cell>
          <table:table-cell table:style-name="ce41" table:formula="of:=SUM([.E72:.E77])" office:value-type="float" office:value="143">
            <text:p>143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43">
          <table:table-cell table:style-name="ce7" office:value-type="string" office:string-value="蔡清續">
            <text:p><text:s/>蔡清續 </text:p>
          </table:table-cell>
          <table:table-cell table:style-name="ce22" office:value-type="string" office:string-value="白沙鄉公所辦理「白沙鄉政令宣導活動廣告」計畫">
            <text:p><text:s/>白沙鄉公所辦理「白沙鄉政令宣導活動廣告」計畫 </text:p>
          </table:table-cell>
          <table:table-cell table:style-name="ce7" office:value-type="string" office:string-value="白沙鄉">
            <text:p><text:s/>白沙鄉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白沙鄉公所">
            <text:p><text:s/>白沙鄉公所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澎湖日報股份有限公司、偉元資訊有限公司">
            <text:p><text:s/>澎湖日報股份有限公司、偉元資訊有限公司 </text:p>
          </table:table-cell>
          <table:table-cell table:style-name="ce73" table:number-columns-repeated="1015"/>
        </table:table-row>
        <table:table-row table:style-name="ro43">
          <table:table-cell table:style-name="ce7" office:value-type="string" office:string-value="蔡清續">
            <text:p><text:s/>蔡清續 </text:p>
          </table:table-cell>
          <table:table-cell table:style-name="ce22" office:value-type="string" office:string-value="湖西鄉成功村辦公處辦理「購置割草機」計畫">
            <text:p><text:s/>湖西鄉成功村辦公處辦理「購置割草機」計畫 </text:p>
          </table:table-cell>
          <table:table-cell table:style-name="ce7" office:value-type="string" office:string-value="成功村">
            <text:p><text:s/>成功村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成功村辦公處">
            <text:p><text:s/>成功村辦公處 </text:p>
          </table:table-cell>
          <table:table-cell table:style-name="ce54" office:value-type="string">
            <text:p>無</text:p>
          </table:table-cell>
          <table:table-cell table:style-name="ce22" office:value-type="string" office:string-value="明輝工具五金行">
            <text:p><text:s/>明輝工具五金行 </text:p>
          </table:table-cell>
          <table:table-cell table:style-name="ce73" table:number-columns-repeated="1015"/>
        </table:table-row>
        <table:table-row table:style-name="ro43">
          <table:table-cell table:style-name="ce9" office:value-type="string">
            <text:p>蔡清續</text:p>
          </table:table-cell>
          <table:table-cell table:style-name="ce23" office:value-type="string">
            <text:p>購置康樂器材</text:p>
          </table:table-cell>
          <table:table-cell table:style-name="ce9" office:value-type="string">
            <text:p>白坑社區發展協會</text:p>
          </table:table-cell>
          <table:table-cell table:number-columns-repeated="2" table:style-name="ce39" office:value-type="float" office:value="88">
            <text:p>88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3">
          <table:table-cell table:style-name="ce9" office:value-type="string">
            <text:p>蔡清續</text:p>
          </table:table-cell>
          <table:table-cell table:style-name="ce23" office:value-type="string">
            <text:p>購置康樂器材</text:p>
          </table:table-cell>
          <table:table-cell table:style-name="ce9" office:value-type="string">
            <text:p>湖西社區發展協會</text:p>
          </table:table-cell>
          <table:table-cell table:number-columns-repeated="2" table:style-name="ce39" office:value-type="float" office:value="40">
            <text:p>40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蔡清續小計">
            <text:p><text:s/>蔡清續小計 </text:p>
          </table:table-cell>
          <table:table-cell table:style-name="ce8"/>
          <table:table-cell table:style-name="ce41" table:formula="of:=SUM([.D79:.D82])" office:value-type="float" office:value="178">
            <text:p>178 </text:p>
          </table:table-cell>
          <table:table-cell table:style-name="ce41" table:formula="of:=SUM([.E79:.E82])" office:value-type="float" office:value="178">
            <text:p>178 </text:p>
          </table:table-cell>
          <table:table-cell table:style-name="ce24"/>
          <table:table-cell table:style-name="ce8"/>
          <table:table-cell table:style-name="ce58"/>
          <table:table-cell table:style-name="ce24"/>
          <table:table-cell table:style-name="ce73" table:number-columns-repeated="1015"/>
        </table:table-row>
        <table:table-row table:style-name="ro30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馬公市復興里辦公處辦理「秋節茶會暨卡拉OK聯歡活動」計畫">
            <text:p><text:s/>馬公市復興里辦公處辦理「秋節茶會暨卡拉OK聯歡活動」計畫 </text:p>
          </table:table-cell>
          <table:table-cell table:style-name="ce7" office:value-type="string" office:string-value="復興里">
            <text:p><text:s/>復興里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復興里辦公處">
            <text:p><text:s/>復興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8" office:value-type="string" office:string-value="泉利食品行、勇伯電器行、長進小吃部、高師傅烘焙坊、吉旺鮮果行、嘉祥行">
            <text:p><text:s/>泉利食品行、勇伯電器行、長進小吃部、高師傅烘焙坊、吉旺鮮果行、嘉祥行 </text:p>
          </table:table-cell>
          <table:table-cell table:style-name="ce73" table:number-columns-repeated="1015"/>
        </table:table-row>
        <table:table-row table:style-name="ro44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馬公市光華里辦公處辦理「文化資產、插花藝術活動」計畫">
            <text:p><text:s/>馬公市光華里辦公處辦理「文化資產、插花藝術活動」計畫 </text:p>
          </table:table-cell>
          <table:table-cell table:style-name="ce7" office:value-type="string" office:string-value="光華里">
            <text:p><text:s/>光華里 </text:p>
          </table:table-cell>
          <table:table-cell table:number-columns-repeated="2" table:style-name="ce38" office:value-type="float" office:value="98">
            <text:p>9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光華里辦公">
            <text:p><text:s/>光華里辦公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106.10.17  中華汽車遊覽有公司、慧升企業行、世軒食品行、">
            <text:p><text:s/>106.10.17 <text:s/>中華汽車遊覽有公司、慧升企業行、世軒食品行、 </text:p>
          </table:table-cell>
          <table:table-cell table:style-name="ce73" table:number-columns-repeated="1015"/>
        </table:table-row>
        <table:table-row table:style-name="ro30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馬公市公所辦理「充實村里內部設備」實施計畫">
            <text:p><text:s/>馬公市公所辦理「充實村里內部設備」實施計畫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慧升企業行">
            <text:p><text:s/>慧升企業行 </text:p>
          </table:table-cell>
          <table:table-cell table:style-name="ce73" table:number-columns-repeated="1015"/>
        </table:table-row>
        <table:table-row table:style-name="ro45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馬公市五德里辦公處辦理「文化資產探索暨插花藝術研習」活動實施計畫">
            <text:p><text:s/>馬公市五德里辦公處辦理「文化資產探索暨插花藝術研習」活動實施計畫 </text:p>
          </table:table-cell>
          <table:table-cell table:style-name="ce7" office:value-type="string" office:string-value="五德里">
            <text:p><text:s/>五德里 </text:p>
          </table:table-cell>
          <table:table-cell table:number-columns-repeated="2" table:style-name="ce38" office:value-type="float" office:value="54">
            <text:p>54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五德里辦公處">
            <text:p><text:s/>五德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中華汽車遊覽有限公司。慧升企業行、燕花坊企業行、大新廣告企業社、十全商行">
            <text:p><text:s/>中華汽車遊覽有限公司。慧升企業行、燕花坊企業行、大新廣告企業社、十全商行 </text:p>
          </table:table-cell>
          <table:table-cell table:style-name="ce73" table:number-columns-repeated="1015"/>
        </table:table-row>
        <table:table-row table:style-name="ro46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馬公市安宅里辦公處辦理「文化探索暨插花藝術研習活動」實施計畫 ">
            <text:p><text:s/>馬公市安宅里辦公處辦理「文化探索暨插花藝術研習活動」實施計畫 <text:s/></text:p>
          </table:table-cell>
          <table:table-cell table:style-name="ce7" office:value-type="string" office:string-value="安宅里">
            <text:p><text:s/>安宅里 </text:p>
          </table:table-cell>
          <table:table-cell table:number-columns-repeated="2" table:style-name="ce38" office:value-type="float" office:value="77">
            <text:p>77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安宅里辦公處">
            <text:p><text:s/>安宅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中華汽車遊覽有限公司。慧升企業行、燕花坊企業行、永豐電腦百貨行">
            <text:p><text:s/>中華汽車遊覽有限公司。慧升企業行、燕花坊企業行、永豐電腦百貨行 </text:p>
          </table:table-cell>
          <table:table-cell table:style-name="ce73" table:number-columns-repeated="1015"/>
        </table:table-row>
        <table:table-row table:style-name="ro47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湖西鄉東石村辦公處辦理「文化探索暨插花藝術研習活動」計畫">
            <text:p><text:s/>湖西鄉東石村辦公處辦理「文化探索暨插花藝術研習活動」計畫 </text:p>
          </table:table-cell>
          <table:table-cell table:style-name="ce7" office:value-type="string" office:string-value="東石村">
            <text:p><text:s/>東石村 </text:p>
          </table:table-cell>
          <table:table-cell table:number-columns-repeated="2" table:style-name="ce38" office:value-type="float" office:value="59.4">
            <text:p>59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東石村辦公">
            <text:p><text:s/>東石村辦公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慧升企業行、中華汽車遊覽有限公司、世軒食品行、永豈電腦百貨行">
            <text:p><text:s/>慧升企業行、中華汽車遊覽有限公司、世軒食品行、永豈電腦百貨行 </text:p>
          </table:table-cell>
          <table:table-cell table:style-name="ce73" table:number-columns-repeated="1015"/>
        </table:table-row>
        <table:table-row table:style-name="ro30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湖西鄉東石村辦公處辦理「充實村辦公處內部設備」計畫">
            <text:p><text:s/>湖西鄉東石村辦公處辦理「充實村辦公處內部設備」計畫 </text:p>
          </table:table-cell>
          <table:table-cell table:style-name="ce7" office:value-type="string" office:string-value="東石村">
            <text:p><text:s/>東石村 </text:p>
          </table:table-cell>
          <table:table-cell table:number-columns-repeated="2" table:style-name="ce38" office:value-type="float" office:value="35">
            <text:p>35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東石村辦公">
            <text:p><text:s/>東石村辦公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慧升企業行">
            <text:p><text:s/>慧升企業行 </text:p>
          </table:table-cell>
          <table:table-cell table:style-name="ce73" table:number-columns-repeated="1015"/>
        </table:table-row>
        <table:table-row table:style-name="ro41">
          <table:table-cell table:style-name="ce7" office:value-type="string" office:string-value="黃春燕">
            <text:p><text:s/>黃春燕 </text:p>
          </table:table-cell>
          <table:table-cell table:style-name="ce22" office:value-type="string" office:string-value="馬公市光華里辦公處辦理「志工服務精神暨插花研習活動」計畫">
            <text:p><text:s/>馬公市光華里辦公處辦理「志工服務精神暨插花研習活動」計畫 </text:p>
          </table:table-cell>
          <table:table-cell table:style-name="ce7" office:value-type="string" office:string-value="光華里">
            <text:p><text:s/>光華里 </text:p>
          </table:table-cell>
          <table:table-cell table:number-columns-repeated="2" table:style-name="ce38" office:value-type="float" office:value="49">
            <text:p>49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光華里辦公處">
            <text:p><text:s/>光華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慧升企業行、進寶西點麵包、永豐電腦百貨行">
            <text:p><text:s/>慧升企業行、進寶西點麵包、永豐電腦百貨行 </text:p>
          </table:table-cell>
          <table:table-cell table:style-name="ce73" table:number-columns-repeated="1015"/>
        </table:table-row>
        <table:table-row table:style-name="ro41">
          <table:table-cell table:style-name="ce9" office:value-type="string">
            <text:p>黃春燕</text:p>
          </table:table-cell>
          <table:table-cell table:style-name="ce23" office:value-type="string">
            <text:p>監視器維修</text:p>
          </table:table-cell>
          <table:table-cell table:style-name="ce9" office:value-type="string">
            <text:p>中央社區發展協會</text:p>
          </table:table-cell>
          <table:table-cell table:number-columns-repeated="2" table:style-name="ce39" office:value-type="float" office:value="20">
            <text:p>2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1">
          <table:table-cell table:style-name="ce9" office:value-type="string">
            <text:p>黃春燕</text:p>
          </table:table-cell>
          <table:table-cell table:style-name="ce23" office:value-type="string">
            <text:p>監視器鏡頭維修暨活動中心油漆</text:p>
          </table:table-cell>
          <table:table-cell table:style-name="ce9" office:value-type="string">
            <text:p>光華社區發展協會</text:p>
          </table:table-cell>
          <table:table-cell table:number-columns-repeated="2" table:style-name="ce39" office:value-type="float" office:value="45">
            <text:p>45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馬公市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8">
          <table:table-cell table:style-name="ce8"/>
          <table:table-cell table:style-name="ce24" office:value-type="string" office:string-value="黃春燕小計">
            <text:p><text:s/>黃春燕小計 </text:p>
          </table:table-cell>
          <table:table-cell table:style-name="ce8"/>
          <table:table-cell table:style-name="ce41" table:formula="of:=SUM([.D84:.D93])" office:value-type="float" office:value="487.4">
            <text:p>487 </text:p>
          </table:table-cell>
          <table:table-cell table:style-name="ce41" table:formula="of:=SUM([.E84:.E93])" office:value-type="float" office:value="487.4">
            <text:p>487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42">
          <table:table-cell table:style-name="ce7" office:value-type="string" office:string-value="陳振中">
            <text:p><text:s/>陳振中 </text:p>
          </table:table-cell>
          <table:table-cell table:style-name="ce22" office:value-type="string" office:string-value="湖西鄉青螺村辦公處辦理「廣播系統維修」計畫">
            <text:p><text:s/>湖西鄉青螺村辦公處辦理「廣播系統維修」計畫 </text:p>
          </table:table-cell>
          <table:table-cell table:style-name="ce7" office:value-type="string" office:string-value="青螺村">
            <text:p><text:s/>青螺村 </text:p>
          </table:table-cell>
          <table:table-cell table:number-columns-repeated="2" table:style-name="ce38" office:value-type="float" office:value="58">
            <text:p>5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青螺村辦公處">
            <text:p><text:s/>青螺村辦公處 </text:p>
          </table:table-cell>
          <table:table-cell table:style-name="ce54" office:value-type="string">
            <text:p>無</text:p>
          </table:table-cell>
          <table:table-cell table:style-name="ce22" office:value-type="string" office:string-value="上立企業行">
            <text:p><text:s/>上立企業行 </text:p>
          </table:table-cell>
          <table:table-cell table:style-name="ce73" table:number-columns-repeated="1015"/>
        </table:table-row>
        <table:table-row table:style-name="ro42">
          <table:table-cell table:style-name="ce7" office:value-type="string" office:string-value="陳振中">
            <text:p><text:s/>陳振中 </text:p>
          </table:table-cell>
          <table:table-cell table:style-name="ce22" office:value-type="string" office:string-value="湖西鄉東石村辦公處辦理「粽葉飄香-慶端午包粽子活動」計畫">
            <text:p><text:s/>湖西鄉東石村辦公處辦理「粽葉飄香-慶端午包粽子活動」計畫 </text:p>
          </table:table-cell>
          <table:table-cell table:style-name="ce7" office:value-type="string" office:string-value="東石村">
            <text:p><text:s/>東石村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東石村辦公處">
            <text:p><text:s/>東石村辦公處 </text:p>
          </table:table-cell>
          <table:table-cell table:style-name="ce54" office:value-type="string">
            <text:p>無</text:p>
          </table:table-cell>
          <table:table-cell table:style-name="ce22" office:value-type="string" office:string-value="鳳喜外燴行">
            <text:p><text:s/>鳳喜外燴行 </text:p>
          </table:table-cell>
          <table:table-cell table:style-name="ce73" table:number-columns-repeated="1015"/>
        </table:table-row>
        <table:table-row table:style-name="ro49">
          <table:table-cell table:style-name="ce7" office:value-type="string" office:string-value="陳振中">
            <text:p><text:s/>陳振中 </text:p>
          </table:table-cell>
          <table:table-cell table:style-name="ce22" office:value-type="string" office:string-value="湖西鄉西溪村辦公處辦理「充實設備-割草機、引擎吹葉機等設備」實施計畫">
            <text:p><text:s/>湖西鄉西溪村辦公處辦理「充實設備-割草機、引擎吹葉機等設備」實施計畫 </text:p>
          </table:table-cell>
          <table:table-cell table:style-name="ce7" office:value-type="string" office:string-value="西溪村">
            <text:p><text:s/>西溪村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西溪村辦公處">
            <text:p><text:s/>西溪村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褔裕興商號">
            <text:p><text:s/>褔裕興商號 </text:p>
          </table:table-cell>
          <table:table-cell table:style-name="ce73" table:number-columns-repeated="1015"/>
        </table:table-row>
        <table:table-row table:style-name="ro50">
          <table:table-cell table:style-name="ce7" office:value-type="string" office:string-value="陳振中">
            <text:p><text:s/>陳振中 </text:p>
          </table:table-cell>
          <table:table-cell table:style-name="ce22" office:value-type="string" office:string-value="湖西鄉南寮村辦公處辦理「文化參訪活動」計畫">
            <text:p><text:s/>湖西鄉南寮村辦公處辦理「文化參訪活動」計畫 </text:p>
          </table:table-cell>
          <table:table-cell table:style-name="ce7" office:value-type="string" office:string-value="南寮村">
            <text:p><text:s/>南寮村 </text:p>
          </table:table-cell>
          <table:table-cell table:number-columns-repeated="2" table:style-name="ce38" office:value-type="float" office:value="49.4">
            <text:p>49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南寮村辦公處">
            <text:p><text:s/>南寮村辦公處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中華汽車遊覽有限公司、京典烘焙坊、富國小吃部、新吉成號、國泰人壽保險有限公司、澎湖縣政府">
            <text:p><text:s/>中華汽車遊覽有限公司、京典烘焙坊、富國小吃部、新吉成號、國泰人壽保險有限公司、澎湖縣政府 </text:p>
          </table:table-cell>
          <table:table-cell table:style-name="ce73" table:number-columns-repeated="1015"/>
        </table:table-row>
        <table:table-row table:style-name="ro43">
          <table:table-cell table:style-name="ce7" office:value-type="string" office:string-value="陳振中">
            <text:p><text:s/>陳振中 </text:p>
          </table:table-cell>
          <table:table-cell table:style-name="ce22" office:value-type="string" office:string-value="湖西鄉南寮村辦公處辦理「保寧宮普渡活動」計畫  ">
            <text:p><text:s/>湖西鄉南寮村辦公處辦理「保寧宮普渡活動」計畫 <text:s text:c="2"/></text:p>
          </table:table-cell>
          <table:table-cell table:style-name="ce7" office:value-type="string" office:string-value="南寮村">
            <text:p><text:s/>南寮村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南寮村辦公處">
            <text:p><text:s/>南寮村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隆生商號">
            <text:p><text:s/>隆生商號 </text:p>
          </table:table-cell>
          <table:table-cell table:style-name="ce73" table:number-columns-repeated="1015"/>
        </table:table-row>
        <table:table-row table:style-name="ro43">
          <table:table-cell table:style-name="ce9" office:value-type="string">
            <text:p>陳振中</text:p>
          </table:table-cell>
          <table:table-cell table:style-name="ce23" office:value-type="string">
            <text:p>充實內部設備</text:p>
          </table:table-cell>
          <table:table-cell table:style-name="ce9" office:value-type="string">
            <text:p>湖東社區發展協會</text:p>
          </table:table-cell>
          <table:table-cell table:number-columns-repeated="2" table:style-name="ce39" office:value-type="float" office:value="30">
            <text:p>3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3">
          <table:table-cell table:style-name="ce9" office:value-type="string">
            <text:p>陳振中</text:p>
          </table:table-cell>
          <table:table-cell table:style-name="ce23" office:value-type="string">
            <text:p>設置電腦字幕機暨電腦設備</text:p>
          </table:table-cell>
          <table:table-cell table:style-name="ce9" office:value-type="string">
            <text:p>林投社區發展協會</text:p>
          </table:table-cell>
          <table:table-cell table:number-columns-repeated="2" table:style-name="ce39" office:value-type="float" office:value="75">
            <text:p>75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3">
          <table:table-cell table:style-name="ce11" office:value-type="string" office:string-value="陳振中">
            <text:p><text:s/>陳振中 </text:p>
          </table:table-cell>
          <table:table-cell table:style-name="ce11" office:value-type="string" office:string-value="南寮新闢農路">
            <text:p><text:s/>南寮新闢農路 </text:p>
          </table:table-cell>
          <table:table-cell table:style-name="ce11" office:value-type="string" office:string-value="南寮村">
            <text:p><text:s/>南寮村 </text:p>
          </table:table-cell>
          <table:table-cell table:style-name="ce45" office:value-type="float" office:value="2110">
            <text:p><text:s/>2,110 </text:p>
          </table:table-cell>
          <table:table-cell table:style-name="ce11" office:value-type="float" office:value="0">
            <text:p><text:s/>- <text:s text:c="2"/></text:p>
          </table:table-cell>
          <table:table-cell table:style-name="ce11" table:number-columns-repeated="4"/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陳振中小計">
            <text:p><text:s/>陳振中小計 </text:p>
          </table:table-cell>
          <table:table-cell table:style-name="ce8"/>
          <table:table-cell table:style-name="ce40" table:formula="of:=SUM([.D95:.D102])" office:value-type="float" office:value="2452.4">
            <text:p>2,452 </text:p>
          </table:table-cell>
          <table:table-cell table:style-name="ce41" table:formula="of:=SUM([.E95:.E102])" office:value-type="float" office:value="342.4">
            <text:p>342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40">
          <table:table-cell table:style-name="ce9" office:value-type="string">
            <text:p>宋國進</text:p>
          </table:table-cell>
          <table:table-cell table:style-name="ce23" office:value-type="string">
            <text:p>購置移動式無線擴大機</text:p>
          </table:table-cell>
          <table:table-cell table:style-name="ce9" office:value-type="string">
            <text:p>瓦硐社區發展協會</text:p>
          </table:table-cell>
          <table:table-cell table:number-columns-repeated="2" table:style-name="ce39" office:value-type="float" office:value="25">
            <text:p>25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瓦硐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宋國進</text:p>
          </table:table-cell>
          <table:table-cell table:style-name="ce23" office:value-type="string">
            <text:p>充實社區活動中心內部設備及修繕</text:p>
          </table:table-cell>
          <table:table-cell table:style-name="ce9" office:value-type="string">
            <text:p>赤崁社區發展協會</text:p>
          </table:table-cell>
          <table:table-cell table:number-columns-repeated="2" table:style-name="ce39" office:value-type="float" office:value="100">
            <text:p>100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赤崁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宋國進</text:p>
          </table:table-cell>
          <table:table-cell table:style-name="ce23" office:value-type="string">
            <text:p>油漆粉刷工程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39" office:value-type="float" office:value="35">
            <text:p>35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宋國進</text:p>
          </table:table-cell>
          <table:table-cell table:style-name="ce23" office:value-type="string">
            <text:p>購置影音音響設備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39" office:value-type="float" office:value="100">
            <text:p>100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10"/>
          <table:table-cell table:style-name="ce25" office:value-type="string">
            <text:p>宋國進小計</text:p>
          </table:table-cell>
          <table:table-cell table:style-name="ce10"/>
          <table:table-cell table:style-name="ce46" table:formula="of:=SUM([.D104:.D107])" office:value-type="float" office:value="260">
            <text:p>260 </text:p>
          </table:table-cell>
          <table:table-cell table:style-name="ce46" table:formula="of:=SUM([.E104:.E107])" office:value-type="float" office:value="260">
            <text:p>260 </text:p>
          </table:table-cell>
          <table:table-cell table:style-name="ce10" table:number-columns-repeated="4"/>
          <table:table-cell table:number-columns-repeated="1015"/>
        </table:table-row>
        <table:table-row table:style-name="ro51">
          <table:table-cell table:style-name="ce9" office:value-type="string">
            <text:p>魏長源</text:p>
          </table:table-cell>
          <table:table-cell table:style-name="ce23" office:value-type="string">
            <text:p>充實社區活動中心內部設備─購置移動式無線擴大機</text:p>
          </table:table-cell>
          <table:table-cell table:style-name="ce9" office:value-type="string">
            <text:p>城前社區發展協會</text:p>
          </table:table-cell>
          <table:table-cell table:number-columns-repeated="2" table:style-name="ce43" office:value-type="float" office:value="25">
            <text:p>25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城前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充實社區活動中心內部設備─購置廚具</text:p>
          </table:table-cell>
          <table:table-cell table:style-name="ce9" office:value-type="string">
            <text:p>中屯社區發展協會</text:p>
          </table:table-cell>
          <table:table-cell table:number-columns-repeated="2" table:style-name="ce43" office:value-type="float" office:value="63">
            <text:p>63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中屯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活動中心內部音響喇叭損壞換新</text:p>
          </table:table-cell>
          <table:table-cell table:style-name="ce9" office:value-type="string">
            <text:p>吉貝社區發展協會</text:p>
          </table:table-cell>
          <table:table-cell table:number-columns-repeated="2" table:style-name="ce43" office:value-type="float" office:value="30">
            <text:p>30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吉貝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吉貝社區基層道路周邊改善工程</text:p>
          </table:table-cell>
          <table:table-cell table:style-name="ce9" office:value-type="string">
            <text:p>吉貝社區發展協會</text:p>
          </table:table-cell>
          <table:table-cell table:number-columns-repeated="2" table:style-name="ce43" office:value-type="float" office:value="99">
            <text:p>99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吉貝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充實社區活動中心內部設備及修繕</text:p>
          </table:table-cell>
          <table:table-cell table:style-name="ce9" office:value-type="string">
            <text:p>赤崁社區發展協會</text:p>
          </table:table-cell>
          <table:table-cell table:number-columns-repeated="2" table:style-name="ce43" office:value-type="float" office:value="100">
            <text:p>100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赤崁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社區活動中心2樓圖書館採光罩更換工程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43" office:value-type="float" office:value="76">
            <text:p>76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社區活動中心2樓圖書館鋁門更換工程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43" office:value-type="float" office:value="65">
            <text:p>65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社區活動中心2樓圖書館內部整修工程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43" office:value-type="float" office:value="61">
            <text:p>61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後寮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40">
          <table:table-cell table:style-name="ce9" office:value-type="string">
            <text:p>魏長源</text:p>
          </table:table-cell>
          <table:table-cell table:style-name="ce23" office:value-type="string">
            <text:p>社區槌球場遮雨棚整修</text:p>
          </table:table-cell>
          <table:table-cell table:style-name="ce9" office:value-type="string">
            <text:p>赤崁社區發展協會</text:p>
          </table:table-cell>
          <table:table-cell table:number-columns-repeated="2" table:style-name="ce43" office:value-type="float" office:value="50">
            <text:p>50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赤崁社區發展協會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10"/>
          <table:table-cell table:style-name="ce25" office:value-type="string">
            <text:p>魏長源小計</text:p>
          </table:table-cell>
          <table:table-cell table:style-name="ce10"/>
          <table:table-cell table:style-name="ce46" table:formula="of:=SUM([.D109:.D117])" office:value-type="float" office:value="569">
            <text:p>569 </text:p>
          </table:table-cell>
          <table:table-cell table:style-name="ce46" table:formula="of:=SUM([.E109:.E117])" office:value-type="float" office:value="569">
            <text:p>569 </text:p>
          </table:table-cell>
          <table:table-cell table:style-name="ce10" table:number-columns-repeated="4"/>
          <table:table-cell table:number-columns-repeated="1015"/>
        </table:table-row>
        <table:table-row table:style-name="ro15">
          <table:table-cell table:style-name="ce7" office:value-type="string" office:string-value="楊石龍">
            <text:p><text:s/>楊石龍 </text:p>
          </table:table-cell>
          <table:table-cell table:style-name="ce22" office:value-type="string" office:string-value="西嶼鄉大池村辦公處辦理「106年度家庭用藥安全及居家環境衛生宣導」活動計畫">
            <text:p><text:s/>西嶼鄉大池村辦公處辦理「106年度家庭用藥安全及居家環境衛生宣導」活動計畫 </text:p>
          </table:table-cell>
          <table:table-cell table:style-name="ce7" office:value-type="string" office:string-value="大池村">
            <text:p><text:s/>大池村 </text:p>
          </table:table-cell>
          <table:table-cell table:number-columns-repeated="2" table:style-name="ce38" office:value-type="float" office:value="61.2">
            <text:p>61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大池村辦公處">
            <text:p><text:s/>大池村辦公處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新順成商行">
            <text:p><text:s/>新順成商行 </text:p>
          </table:table-cell>
          <table:table-cell table:style-name="ce73" table:number-columns-repeated="1015"/>
        </table:table-row>
        <table:table-row table:style-name="ro15">
          <table:table-cell table:style-name="ce9" office:value-type="string">
            <text:p>楊石龍</text:p>
          </table:table-cell>
          <table:table-cell table:style-name="ce23" office:value-type="string">
            <text:p>池東社區整潔美化活動</text:p>
          </table:table-cell>
          <table:table-cell table:style-name="ce9" office:value-type="string">
            <text:p>池東社區發展協會</text:p>
          </table:table-cell>
          <table:table-cell table:number-columns-repeated="2" table:style-name="ce39" office:value-type="float" office:value="63">
            <text:p>63 </text:p>
          </table:table-cell>
          <table:table-cell table:style-name="ce29" office:value-type="string">
            <text:p>充實社區設備</text:p>
          </table:table-cell>
          <table:table-cell table:style-name="ce9" office:value-type="string">
            <text:p>西嶼鄉 <text:s/>公所</text:p>
          </table:table-cell>
          <table:table-cell table:number-columns-repeated="2" table:style-name="ce29" office:value-type="string">
            <text:p>無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楊石龍小計">
            <text:p><text:s/>楊石龍小計 </text:p>
          </table:table-cell>
          <table:table-cell table:style-name="ce8"/>
          <table:table-cell table:style-name="ce41" table:formula="of:=SUM([.D119:.D120])" office:value-type="float" office:value="124.2">
            <text:p>124 </text:p>
          </table:table-cell>
          <table:table-cell table:style-name="ce41" table:formula="of:=SUM([.E119:.E120])" office:value-type="float" office:value="124.2">
            <text:p>124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52">
          <table:table-cell table:style-name="ce7" office:value-type="string" office:string-value="陳佩貞">
            <text:p><text:s/>陳佩貞 </text:p>
          </table:table-cell>
          <table:table-cell table:style-name="ce22" office:value-type="string" office:string-value="馬公市山水里辦公處辦理「里鄰環境清潔暨淨灘活動」實施計畫">
            <text:p><text:s/>馬公市山水里辦公處辦理「里鄰環境清潔暨淨灘活動」實施計畫 </text:p>
          </table:table-cell>
          <table:table-cell table:style-name="ce7" office:value-type="string" office:string-value="山水里">
            <text:p><text:s/>山水里 </text:p>
          </table:table-cell>
          <table:table-cell table:number-columns-repeated="2" table:style-name="ce38" office:value-type="float" office:value="30">
            <text:p>3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山水里辦公處">
            <text:p><text:s/>山水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建國商行、高師傅烘焙坊、新來發商行、龍訊企業社">
            <text:p><text:s/>建國商行、高師傅烘焙坊、新來發商行、龍訊企業社 </text:p>
          </table:table-cell>
          <table:table-cell table:style-name="ce73" table:number-columns-repeated="1015"/>
        </table:table-row>
        <table:table-row table:style-name="ro29">
          <table:table-cell table:style-name="ce7" office:value-type="string" office:string-value="陳佩貞">
            <text:p><text:s/>陳佩貞 </text:p>
          </table:table-cell>
          <table:table-cell table:style-name="ce22" office:value-type="string" office:string-value="馬公市公所辦理「馬公樂齡  Happy  Show」動態影像拍攝宣導實施計畫">
            <text:p><text:s/>馬公市公所辦理「馬公樂齡 <text:s/>Happy <text:s/>Show」動態影像拍攝宣導實施計畫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真精彩工作室、皇冠禮品店">
            <text:p><text:s/>真精彩工作室、皇冠禮品店 </text:p>
          </table:table-cell>
          <table:table-cell table:style-name="ce73" table:number-columns-repeated="1015"/>
        </table:table-row>
        <table:table-row table:style-name="ro53">
          <table:table-cell table:style-name="ce7" office:value-type="string" office:string-value="陳佩貞">
            <text:p><text:s/>陳佩貞 </text:p>
          </table:table-cell>
          <table:table-cell table:style-name="ce22" office:value-type="string" office:string-value="馬公市復興里辦公處辦理「年終大掃除活動」實施計畫">
            <text:p><text:s/>馬公市復興里辦公處辦理「年終大掃除活動」實施計畫 </text:p>
          </table:table-cell>
          <table:table-cell table:style-name="ce7" office:value-type="string" office:string-value="復興里">
            <text:p><text:s/>復興里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復興里辦公處">
            <text:p><text:s/>復興里辦公處 </text:p>
          </table:table-cell>
          <table:table-cell table:style-name="ce7" office:value-type="string" office:string-value="無">
            <text:p><text:s/>無 </text:p>
          </table:table-cell>
          <table:table-cell table:style-name="ce65" office:value-type="string" office:string-value="新協和五金行、高師傅烘焙坊、嘉祥行">
            <text:p><text:s/>新協和五金行、高師傅烘焙坊、嘉祥行 </text:p>
          </table:table-cell>
          <table:table-cell table:style-name="ce73" table:number-columns-repeated="1015"/>
        </table:table-row>
        <table:table-row table:style-name="ro49">
          <table:table-cell table:style-name="ce7" office:value-type="string" office:string-value="陳佩貞">
            <text:p><text:s/>陳佩貞 </text:p>
          </table:table-cell>
          <table:table-cell table:style-name="ce22" office:value-type="string" office:string-value="馬公市公所辦理「資源回收暨清運e點通APP推廣宣導」實施計畫">
            <text:p><text:s/>馬公市公所辦理「資源回收暨清運e點通APP推廣宣導」實施計畫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66" office:value-type="string" office:string-value="順意實業有限公司、加亨實業社、皇冠禮品店">
            <text:p><text:s/>順意實業有限公司、加亨實業社、皇冠禮品店 </text:p>
          </table:table-cell>
          <table:table-cell table:style-name="ce73" table:number-columns-repeated="1015"/>
        </table:table-row>
        <table:table-row table:style-name="ro49">
          <table:table-cell table:style-name="ce7" office:value-type="string" office:string-value="陳佩貞">
            <text:p><text:s/>陳佩貞 </text:p>
          </table:table-cell>
          <table:table-cell table:style-name="ce22" office:value-type="string" office:string-value="馬公市公所辦理「北辰市場機車不入巷」實施計畫">
            <text:p><text:s/>馬公市公所辦理「北辰市場機車不入巷」實施計畫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20">
            <text:p>2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青山運動專門店">
            <text:p><text:s/>青山運動專門店 </text:p>
          </table:table-cell>
          <table:table-cell table:style-name="ce73" table:number-columns-repeated="1015"/>
        </table:table-row>
        <table:table-row table:style-name="ro49">
          <table:table-cell table:style-name="ce7" office:value-type="string" office:string-value="陳佩貞">
            <text:p><text:s/>陳佩貞 </text:p>
          </table:table-cell>
          <table:table-cell table:style-name="ce22" office:value-type="string" office:string-value="馬公市公所辦理「106年澎湖縣馬公市公所清淨家園˙有你真好～環境保護宣導計畫」">
            <text:p><text:s/>馬公市公所辦理「106年澎湖縣馬公市公所清淨家園˙有你真好～環境保護宣導計畫」 </text:p>
          </table:table-cell>
          <table:table-cell table:style-name="ce7" office:value-type="string" office:string-value="馬公市">
            <text:p><text:s/>馬公市 </text:p>
          </table:table-cell>
          <table:table-cell table:number-columns-repeated="2" table:style-name="ce38" office:value-type="float" office:value="50">
            <text:p>50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馬公市公所">
            <text:p><text:s/>馬公市公所 </text:p>
          </table:table-cell>
          <table:table-cell table:style-name="ce7" office:value-type="string" office:string-value="無">
            <text:p><text:s/>無 </text:p>
          </table:table-cell>
          <table:table-cell table:style-name="ce22" office:value-type="string" office:string-value="皇冠禮品店">
            <text:p><text:s/>皇冠禮品店 </text:p>
          </table:table-cell>
          <table:table-cell table:style-name="ce73" table:number-columns-repeated="1015"/>
        </table:table-row>
        <table:table-row table:style-name="ro49">
          <table:table-cell table:style-name="ce9" office:value-type="string">
            <text:p>陳佩真</text:p>
          </table:table-cell>
          <table:table-cell table:style-name="ce23" office:value-type="string">
            <text:p>充實設備─購置錄影監視系統設備</text:p>
          </table:table-cell>
          <table:table-cell table:style-name="ce9" office:value-type="string">
            <text:p>西溪社區發展協會</text:p>
          </table:table-cell>
          <table:table-cell table:number-columns-repeated="2" table:style-name="ce39" office:value-type="float" office:value="20">
            <text:p>20 </text:p>
          </table:table-cell>
          <table:table-cell table:style-name="ce29" office:value-type="string">
            <text:p>充實社區設備</text:p>
          </table:table-cell>
          <table:table-cell table:style-name="ce29" office:value-type="string">
            <text:p>湖西鄉 <text:s/>公所</text:p>
          </table:table-cell>
          <table:table-cell table:number-columns-repeated="2" table:style-name="ce29" office:value-type="string">
            <text:p>無</text:p>
          </table:table-cell>
          <table:table-cell table:style-name="ce73" table:number-columns-repeated="1015"/>
        </table:table-row>
        <table:table-row table:style-name="ro54">
          <table:table-cell table:style-name="ce11" office:value-type="string" office:string-value="陳佩真">
            <text:p><text:s/>陳佩真 </text:p>
          </table:table-cell>
          <table:table-cell table:style-name="ce11" office:value-type="string" office:string-value="農路(農澎望005)路面改善">
            <text:p><text:s/>農路(農澎望005)路面改善 </text:p>
          </table:table-cell>
          <table:table-cell table:style-name="ce11" office:value-type="string" office:string-value="農澎望005">
            <text:p><text:s/>農澎望005 </text:p>
          </table:table-cell>
          <table:table-cell table:style-name="ce11" office:value-type="float" office:value="12260">
            <text:p><text:s/>12,260 </text:p>
          </table:table-cell>
          <table:table-cell table:style-name="ce11" office:value-type="float" office:value="5000">
            <text:p><text:s/>5,000 </text:p>
          </table:table-cell>
          <table:table-cell table:style-name="ce52" office:value-type="string" office:string-value="代辦經費">
            <text:p><text:s/>代辦經費 </text:p>
          </table:table-cell>
          <table:table-cell table:style-name="ce11" office:value-type="string" office:string-value="望安鄉公所">
            <text:p><text:s/>望安鄉公所 </text:p>
          </table:table-cell>
          <table:table-cell table:style-name="ce11" office:value-type="string" office:string-value="公開招標">
            <text:p><text:s/>公開招標 </text:p>
          </table:table-cell>
          <table:table-cell table:style-name="ce11" office:value-type="string" office:string-value="崧得營造有限公司">
            <text:p><text:s/>崧得營造有限公司 </text:p>
          </table:table-cell>
          <table:table-cell table:number-columns-repeated="1015"/>
        </table:table-row>
        <table:table-row table:style-name="ro49">
          <table:table-cell table:style-name="ce11" office:value-type="string" office:string-value="陳佩真">
            <text:p><text:s/>陳佩真 </text:p>
          </table:table-cell>
          <table:table-cell table:style-name="ce11" office:value-type="string" office:string-value="新購冷凍製冰機2組">
            <text:p><text:s/>新購冷凍製冰機2組 </text:p>
          </table:table-cell>
          <table:table-cell table:style-name="ce11" office:value-type="string" office:string-value="望安鄉">
            <text:p><text:s/>望安鄉 </text:p>
          </table:table-cell>
          <table:table-cell table:style-name="ce11" table:formula="of:=4900000/1000" office:value-type="float" office:value="4900">
            <text:p><text:s/>4,900 </text:p>
          </table:table-cell>
          <table:table-cell table:style-name="ce11" office:value-type="float" office:value="4900">
            <text:p><text:s/>4,900 </text:p>
          </table:table-cell>
          <table:table-cell table:style-name="ce11" office:value-type="string" office:string-value="澎湖縣政府106年各鄉市專案補助">
            <text:p><text:s/>澎湖縣政府106年各鄉市專案補助 </text:p>
          </table:table-cell>
          <table:table-cell table:style-name="ce11" office:value-type="string" office:string-value="望安鄉公所">
            <text:p><text:s/>望安鄉公所 </text:p>
          </table:table-cell>
          <table:table-cell table:style-name="ce11" office:value-type="string" office:string-value="公開招標">
            <text:p><text:s/>公開招標 </text:p>
          </table:table-cell>
          <table:table-cell table:style-name="ce69" office:value-type="string" office:string-value="未招標">
            <text:p><text:s/>未招標 </text:p>
          </table:table-cell>
          <table:table-cell table:number-columns-repeated="1015"/>
        </table:table-row>
        <table:table-row table:style-name="ro22">
          <table:table-cell table:style-name="ce8"/>
          <table:table-cell table:style-name="ce24" office:value-type="string" office:string-value="陳佩貞小計">
            <text:p><text:s/>陳佩貞小計 </text:p>
          </table:table-cell>
          <table:table-cell table:style-name="ce8"/>
          <table:table-cell table:style-name="ce40" table:formula="of:=SUM([.D122:.D130])" office:value-type="float" office:value="17370">
            <text:p>17,370 </text:p>
          </table:table-cell>
          <table:table-cell table:style-name="ce40" table:formula="of:=SUM([.E122:.E130])" office:value-type="float" office:value="10110">
            <text:p>10,110 </text:p>
          </table:table-cell>
          <table:table-cell table:style-name="ce24"/>
          <table:table-cell table:style-name="ce8" table:number-columns-repeated="2"/>
          <table:table-cell table:style-name="ce24"/>
          <table:table-cell table:style-name="ce73" table:number-columns-repeated="1015"/>
        </table:table-row>
        <table:table-row table:style-name="ro55">
          <table:table-cell table:style-name="ce7" office:value-type="string" office:string-value="呂啟宗">
            <text:p><text:s/>呂啟宗 </text:p>
          </table:table-cell>
          <table:table-cell table:style-name="ce22" office:value-type="string" office:string-value="七美鄉平和村辦公處辦理「南清宮106年丁酉慶成祈安褔醮三朝慶典遶境」活動計畫">
            <text:p><text:s/>七美鄉平和村辦公處辦理「南清宮106年丁酉慶成祈安褔醮三朝慶典遶境」活動計畫 </text:p>
          </table:table-cell>
          <table:table-cell table:style-name="ce7" office:value-type="string" office:string-value="平和村">
            <text:p><text:s/>平和村 </text:p>
          </table:table-cell>
          <table:table-cell table:number-columns-repeated="2" table:style-name="ce38" office:value-type="float" office:value="98">
            <text:p>98 </text:p>
          </table:table-cell>
          <table:table-cell table:style-name="ce22" office:value-type="string" office:string-value="第1次追加預算-106年度健全基層組織">
            <text:p><text:s/>第1次追加預算-106年度健全基層組織 </text:p>
          </table:table-cell>
          <table:table-cell table:style-name="ce7" office:value-type="string" office:string-value="平和村辦公處">
            <text:p><text:s/>平和村辦公處 </text:p>
          </table:table-cell>
          <table:table-cell table:style-name="ce54" office:value-type="string">
            <text:p>無</text:p>
          </table:table-cell>
          <table:table-cell table:style-name="ce22" office:value-type="string" office:string-value="九龍煙火有限公司、永煜行">
            <text:p><text:s/>九龍煙火有限公司、永煜行 </text:p>
          </table:table-cell>
          <table:table-cell table:style-name="ce73" table:number-columns-repeated="1015"/>
        </table:table-row>
        <table:table-row table:style-name="ro22">
          <table:table-cell table:style-name="ce8"/>
          <table:table-cell table:style-name="ce24" office:value-type="string" office:string-value="呂啟宗小計">
            <text:p><text:s/>呂啟宗小計 </text:p>
          </table:table-cell>
          <table:table-cell table:style-name="ce8"/>
          <table:table-cell table:style-name="ce47" table:formula="of:=[.D132]" office:value-type="float" office:value="98">
            <text:p>98 </text:p>
          </table:table-cell>
          <table:table-cell table:style-name="ce47" table:formula="of:=[.E132]" office:value-type="float" office:value="98">
            <text:p>98 </text:p>
          </table:table-cell>
          <table:table-cell table:style-name="ce24"/>
          <table:table-cell table:style-name="ce8"/>
          <table:table-cell table:style-name="ce58"/>
          <table:table-cell table:style-name="ce24"/>
          <table:table-cell table:style-name="ce73" table:number-columns-repeated="1015"/>
        </table:table-row>
        <table:table-row table:style-name="ro5">
          <table:table-cell table:style-name="ce12"/>
          <table:table-cell table:style-name="ce12" office:value-type="string">
            <text:p>總計</text:p>
          </table:table-cell>
          <table:table-cell table:style-name="ce12"/>
          <table:table-cell table:style-name="ce48" table:formula="of:=[.D133]+[.D131]+[.D121]+[.D118]+[.D108]+[.D103]+[.D94]+[.D83]+[.D78]+[.D71]+[.D68]+[.D60]+[.D46]+[.D40]+[.D37]+[.D32]+[.D29]+[.D20]" office:value-type="float" office:value="25584.18">
            <text:p>25,584 </text:p>
          </table:table-cell>
          <table:table-cell table:style-name="ce48" table:formula="of:=[.E133]+[.E131]+[.E121]+[.E118]+[.E108]+[.E103]+[.E94]+[.E83]+[.E78]+[.E71]+[.E68]+[.E60]+[.E46]+[.E40]+[.E37]+[.E32]+[.E29]+[.E20]" office:value-type="float" office:value="16214.18">
            <text:p>16,214 </text:p>
          </table:table-cell>
          <table:table-cell table:style-name="ce12" table:number-columns-repeated="4"/>
          <table:table-cell table:number-columns-repeated="1015"/>
        </table:table-row>
        <table:table-row table:style-name="ro56" table:number-rows-repeated="17">
          <table:table-cell table:style-name="ce13"/>
          <table:table-cell/>
          <table:table-cell table:style-name="ce30"/>
          <table:table-cell table:style-name="ce49" table:number-columns-repeated="2"/>
          <table:table-cell/>
          <table:table-cell table:style-name="ce55"/>
          <table:table-cell table:style-name="ce59"/>
          <table:table-cell table:style-name="ce70"/>
          <table:table-cell table:number-columns-repeated="1015"/>
        </table:table-row>
        <table:table-row table:style-name="ro56" table:number-rows-repeated="1048424">
          <table:table-cell table:number-columns-repeated="1024"/>
        </table:table-row>
        <table:table-row table:style-name="ro56">
          <table:table-cell table:number-columns-repeated="1024"/>
        </table:table-row>
        <table:named-expressions>
          <table:named-range table:name="_xlnm._FilterDatabase" table:base-cell-address="$'議員1-6'.$A$1" table:cell-range-address="$'議員1-6'.$A$5:.$I$10"/>
          <table:named-range table:name="_xlnm.Print_Area" table:base-cell-address="$'議員1-6'.$A$1" table:cell-range-address="$'議員1-6'.$A$1:.$I$143" table:range-usable-as="print-range"/>
          <table:named-range table:name="_xlnm.Print_Titles" table:base-cell-address="$'議員1-6'.$A$1" table:cell-range-address="$'議員1-6'.$A$1:.$AMJ$6" table:range-usable-as="repeat-column repeat-row"/>
        </table:named-expressions>
      </table:table>
      <table:named-expressions/>
      <table:database-ranges>
        <table:database-range table:name="_xlnm._FilterDatabase" table:target-range-address="'議員1-6'.A5:'議員1-6'.I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 $</number:text>
      <number:number number:decimal-places="0" number:min-integer-digits="1" number:grouping="true"/>
      <number:text> </number:text>
    </number:number-style>
    <number:number-style style:name="N117P1" style:volatile="true">
      <number:text>-$</number:text>
      <number:number number:decimal-places="0" number:min-integer-digits="1" number:grouping="true"/>
      <number:text> </number:text>
    </number:number-style>
    <number:number-style style:name="N117P2" style:volatile="true">
      <number:text> $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">
      <number:number number:decimal-places="2" number:min-integer-digits="1"/>
      <number:text> </number:text>
    </number:number-style>
    <number:number-style style:name="N8000" number:language="zh" number:country="TW">
      <number:number number:min-integer-digits="1"/>
    </number:number-style>
    <number:number-style style:name="N8137P0" style:volatile="true" number:language="zh" number:country="TW">
      <number:number number:decimal-places="0" number:min-integer-digits="1" number:grouping="true"/>
    </number:number-style>
    <number:number-style style:name="N8137" number:language="zh" number:country="TW">
      <style:text-properties fo:color="#ff0000"/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">
      <number:number number:min-integer-digits="1"/>
      <number:text> </number:text>
    </number:number-style>
    <number:number-style style:name="N122P0" style:volatile="true">
      <number:text> </number:text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number:min-integer-digits="1"/>
      <number:text> </number:text>
    </number:number-style>
    <number:number-style style:name="N123">
      <number:text>(</number:text>
      <number:number number:decimal-places="0" number:min-integer-digits="1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date-style style:name="N125P0" style:volatile="true">
      <number:year number:calendar="ROC"/>
      <number:text>/</number:text>
      <number:month number:calendar="ROC"/>
      <number:text>/</number:text>
      <number:day number:calendar="ROC"/>
    </number:date-style>
    <number:text-style style:name="N125">
      <number:text-content/>
      <style:map style:condition="value()&gt;=0" style:apply-style-name="N125P0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/>
      <number:text> </number:text>
    </number:number-style>
    <number:number-style style:name="N128">
      <style:text-properties fo:color="#ff0000"/>
      <number:text>(</number:text>
      <number:number number:decimal-places="0" number:min-integer-digits="1"/>
      <number:text>)</number:text>
      <style:map style:condition="value()&gt;=0" style:apply-style-name="N128P0"/>
    </number:number-style>
    <number:currency-style style:name="N8117P0" style:volatile="true" number:language="zh" number:country="TW">
      <number:text>$</number:text>
      <number:number number:decimal-places="0" number:min-integer-digits="1" number:grouping="true"/>
    </number:currency-style>
    <number:currency-style style:name="N8117" number:language="zh" number:country="TW">
      <number:text>-$</number:text>
      <number:number number:decimal-places="0" number:min-integer-digits="1" number:grouping="true"/>
      <style:map style:condition="value()&gt;=0" style:apply-style-name="N8117P0"/>
    </number:currency-style>
    <number:currency-style style:name="N8118P0" style:volatile="true" number:language="zh" number:country="TW">
      <number:text>$</number:text>
      <number:number number:decimal-places="0" number:min-integer-digits="1" number:grouping="true"/>
    </number:currency-style>
    <number:currency-style style:name="N811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8118P0"/>
    </number:currency-style>
    <number:currency-style style:name="N8119P0" style:volatile="true" number:language="zh" number:country="TW">
      <number:text>$</number:text>
      <number:number number:decimal-places="2" number:min-integer-digits="1" number:grouping="true"/>
    </number:currency-style>
    <number:currency-style style:name="N8119" number:language="zh" number:country="TW">
      <number:text>-$</number:text>
      <number:number number:decimal-places="2" number:min-integer-digits="1" number:grouping="true"/>
      <style:map style:condition="value()&gt;=0" style:apply-style-name="N8119P0"/>
    </number:currency-style>
    <number:currency-style style:name="N8120P0" style:volatile="true" number:language="zh" number:country="TW">
      <number:text>$</number:text>
      <number:number number:decimal-places="2" number:min-integer-digits="1" number:grouping="true"/>
    </number:currency-style>
    <number:currency-style style:name="N812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8120P0"/>
    </number:currency-style>
    <number:date-style style:name="N8121" number:language="zh" number:country="TW">
      <number:day/>
      <number:text>-</number:text>
      <number:month number:textual="true"/>
      <number:text>-</number:text>
      <number:year/>
    </number:date-style>
    <number:date-style style:name="N8122" number:language="zh" number:country="TW">
      <number:day/>
      <number:text>-</number:text>
      <number:month number:textual="true"/>
    </number:date-style>
    <number:date-style style:name="N8123" number:language="zh" number:country="TW">
      <number:month number:textual="true"/>
      <number:text>-</number:text>
      <number:year/>
    </number:date-style>
    <number:time-style style:name="N812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812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6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8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7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8128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8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8130P0"/>
    </number:number-style>
    <number:date-style style:name="N8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8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8133" number:language="zh" number:country="TW">
      <number:month/>
      <number:text>/</number:text>
      <number:day/>
      <number:text>/</number:text>
      <number:year/>
    </number:date-style>
    <number:time-style style:name="N8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8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8136P0" style:volatile="true" number:language="zh" number:country="TW">
      <number:number number:decimal-places="0" number:min-integer-digits="1" number:grouping="true"/>
    </number:number-style>
    <number:number-style style:name="N8136" number:language="zh" number:country="TW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8P0" style:volatile="true" number:language="zh" number:country="TW">
      <number:number number:decimal-places="2" number:min-integer-digits="1" number:grouping="true"/>
    </number:number-style>
    <number:number-style style:name="N8138" number:language="zh" number:country="TW"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39P0" style:volatile="true" number:language="zh" number:country="TW">
      <number:number number:decimal-places="2" number:min-integer-digits="1" number:grouping="true"/>
    </number:number-style>
    <number:number-style style:name="N8139" number:language="zh" number:country="TW">
      <style:text-properties fo:color="#ff0000"/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TW">
      <number:text> </number:text>
      <number:number number:decimal-places="0" number:min-integer-digits="1" number:grouping="true"/>
      <number:text> </number:text>
    </number:number-style>
    <number:number-style style:name="N8140P1" style:volatile="true" number:language="zh" number:country="TW">
      <number:text>-</number:text>
      <number:number number:decimal-places="0" number:min-integer-digits="1" number:grouping="true"/>
      <number:text> </number:text>
    </number:number-style>
    <number:number-style style:name="N8140P2" style:volatile="true" number:language="zh" number:country="TW">
      <number:text> - </number:text>
    </number:number-style>
    <number:text-style style:name="N8140" number:language="zh" number:country="TW">
      <number:text> </number:text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1P0" style:volatile="true" number:language="zh" number:country="TW">
      <number:text> $</number:text>
      <number:number number:decimal-places="2" number:min-integer-digits="1" number:grouping="true"/>
      <number:text> </number:text>
    </number:currency-style>
    <number:currency-style style:name="N8141P1" style:volatile="true" number:language="zh" number:country="TW">
      <number:text>-$</number:text>
      <number:number number:decimal-places="2" number:min-integer-digits="1" number:grouping="true"/>
      <number:text> </number:text>
    </number:currency-style>
    <number:currency-style style:name="N8141P2" style:volatile="true" number:language="zh" number:country="TW">
      <number:text> $-</number:text>
      <number:number number:decimal-places="0" number:min-integer-digits="0"/>
      <number:text> </number:text>
    </number:currency-style>
    <number:text-style style:name="N8141" number:language="zh" number:country="TW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time-style style:name="N8142" number:language="zh" number:country="TW">
      <number:minutes number:style="long"/>
      <number:text>:</number:text>
      <number:seconds number:style="long"/>
    </number:time-style>
    <number:time-style style:name="N8143" number:language="zh" number:country="TW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4" number:language="zh" number:country="TW">
      <number:minutes number:style="long"/>
      <number:text>:</number:text>
      <number:seconds number:style="long" number:decimal-places="1"/>
    </number:time-style>
    <number:number-style style:name="N8145" number:language="zh" number:country="TW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" style:family="table-cell" style:parent-style-name="Default" style:data-style-name="N8137">
      <style:table-cell-properties style:cell-protect="protected" style:print-content="true" fo:background-color="transparent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u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Normal_20_-_20_Style1" style:display-name="Normal - Style1" style:family="table-cell" style:parent-style-name="Defaul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Helv" fo:font-size="16pt" fo:font-style="italic" fo:text-shadow="none" style:text-underline-style="none" fo:font-weight="bold" style:font-size-asian="16pt" style:font-style-asian="italic" style:font-weight-asian="bold" style:font-name-complex="Helv" style:font-size-complex="16pt" style:font-style-complex="italic" style:font-weight-complex="bold"/>
    </style:style>
    <style:style style:name="Normal_5f_Basic_20_Assumptions" style:display-name="Normal_Basic Assumptions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貨幣_5b_0_5d__5f_Apply" style:display-name="貨幣[0]_Apply" style:family="table-cell" style:parent-style-name="Default" style:data-style-name="N117"/>
    <style:style style:name="Excel_20_Built-in_20_Comma" style:display-name="Excel Built-in Comma" style:family="table-cell" style:parent-style-name="Default" style:data-style-name="N118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01cm" fo:margin-bottom="0.7cm" fo:margin-left="1.3cm" fo:margin-right="1.3cm" style:print-page-order="ltr" style:first-page-number="continue" style:scale-to="87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4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2018/02/24</text:date>, <text:time>13:59:02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1-6" style:display-name="PageStyle_議員1-6" style:page-layout-name="Mpm3">
      <style:header style:display="false"/>
      <style:header-left style:display="false"/>
      <style:footer>
        <text:p><text:span text:style-name="MT1">第 </text:span><text:span text:style-name="MT1"><text:page-number>1</text:page-number></text:span><text:span text:style-name="MT1"> </text:span><text:span text:style-name="MT1">頁，共 </text:span><text:span text:style-name="MT1"><text:page-count>99</text:page-count></text:span><text:span text:style-name="MT1"> </text:span><text:span text:style-name="MT1">頁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9" meta:object-count="0"/>
    <meta:generator>OpenOffice/4.1.3$Win32 OpenOffice.org_project/413m1$Build-9783</meta:generator>
  </office:meta>
</office:document-meta>
</file>